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44cm"/>
    </style:style>
    <style:style style:name="co2" style:family="table-column">
      <style:table-column-properties fo:break-before="auto" style:column-width="3.549cm"/>
    </style:style>
    <style:style style:name="co3" style:family="table-column">
      <style:table-column-properties fo:break-before="auto" style:column-width="4.42cm"/>
    </style:style>
    <style:style style:name="co4" style:family="table-column">
      <style:table-column-properties fo:break-before="auto" style:column-width="2.258cm"/>
    </style:style>
    <style:style style:name="co5" style:family="table-column">
      <style:table-column-properties fo:break-before="auto" style:column-width="1.605cm"/>
    </style:style>
    <style:style style:name="co6" style:family="table-column">
      <style:table-column-properties fo:break-before="auto" style:column-width="1.669cm"/>
    </style:style>
    <style:style style:name="co7" style:family="table-column">
      <style:table-column-properties fo:break-before="auto" style:column-width="10.312cm"/>
    </style:style>
    <style:style style:name="co8" style:family="table-column">
      <style:table-column-properties fo:break-before="auto" style:column-width="1.034cm"/>
    </style:style>
    <style:style style:name="co9" style:family="table-column">
      <style:table-column-properties fo:break-before="auto" style:column-width="3.821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736cm" fo:break-before="auto" style:use-optimal-row-height="false"/>
    </style:style>
    <style:style style:name="ro4" style:family="table-row">
      <style:table-row-properties style:row-height="0.744cm" fo:break-before="auto" style:use-optimal-row-height="false"/>
    </style:style>
    <style:style style:name="ro5" style:family="table-row">
      <style:table-row-properties style:row-height="0.762cm" fo:break-before="auto" style:use-optimal-row-height="false"/>
    </style:style>
    <style:style style:name="ro6" style:family="table-row">
      <style:table-row-properties style:row-height="0.877cm" fo:break-before="auto" style:use-optimal-row-height="false"/>
    </style:style>
    <style:style style:name="ro7" style:family="table-row">
      <style:table-row-properties style:row-height="0.792cm" fo:break-before="auto" style:use-optimal-row-height="false"/>
    </style:style>
    <style:style style:name="ro8" style:family="table-row">
      <style:table-row-properties style:row-height="0.766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0.841cm" fo:break-before="auto" style:use-optimal-row-height="false"/>
    </style:style>
    <style:style style:name="ro11" style:family="table-row">
      <style:table-row-properties style:row-height="0.921cm" fo:break-before="auto" style:use-optimal-row-height="false"/>
    </style:style>
    <style:style style:name="ro12" style:family="table-row">
      <style:table-row-properties style:row-height="1.184cm" fo:break-before="auto" style:use-optimal-row-height="false"/>
    </style:style>
    <style:style style:name="ro13" style:family="table-row">
      <style:table-row-properties style:row-height="1.053cm" fo:break-before="auto" style:use-optimal-row-height="false"/>
    </style:style>
    <style:style style:name="ro14" style:family="table-row">
      <style:table-row-properties style:row-height="1.02cm" fo:break-before="auto" style:use-optimal-row-height="false"/>
    </style:style>
    <style:style style:name="ro15" style:family="table-row">
      <style:table-row-properties style:row-height="0.684cm" fo:break-before="auto" style:use-optimal-row-height="false"/>
    </style:style>
    <style:style style:name="ro16" style:family="table-row">
      <style:table-row-properties style:row-height="0.815cm" fo:break-before="auto" style:use-optimal-row-height="false"/>
    </style:style>
    <style:style style:name="ro17" style:family="table-row">
      <style:table-row-properties style:row-height="0.788cm" fo:break-before="auto" style:use-optimal-row-height="false"/>
    </style:style>
    <style:style style:name="ro18"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border="none" style:vertical-align="middle"/>
      <style:paragraph-properties fo:text-align="center"/>
    </style:style>
    <style:style style:name="ce2" style:family="table-cell" style:parent-style-name="Default">
      <style:table-cell-properties fo:border="0.06pt solid #0000ff"/>
    </style:style>
    <style:style style:name="ce3" style:family="table-cell" style:parent-style-name="Default">
      <style:table-cell-properties style:text-align-source="fix" style:repeat-content="false" fo:border="0.06pt solid #0000ff"/>
      <style:paragraph-properties fo:text-align="center" fo:margin-left="0cm"/>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fo:border="0.06pt solid #0000ff"/>
      <style:text-properties fo:font-weight="bold" style:font-weight-asian="bold" style:font-weight-complex="bold"/>
    </style:style>
    <style:style style:name="ce6" style:family="table-cell" style:parent-style-name="Default">
      <style:table-cell-properties style:text-align-source="fix" style:repeat-content="false" fo:border="0.06pt solid #0000ff"/>
      <style:paragraph-properties fo:text-align="end" fo:margin-left="0cm"/>
    </style:style>
    <style:style style:name="ce7" style:family="table-cell" style:parent-style-name="Default">
      <style:table-cell-properties style:text-align-source="fix" style:repeat-content="false" fo:border="0.06pt solid #0000ff" style:vertical-align="middle"/>
      <style:paragraph-properties fo:text-align="center"/>
    </style:style>
    <style:style style:name="ce8" style:family="table-cell" style:parent-style-name="Default">
      <style:table-cell-properties style:cell-protect="protected" style:print-content="true" style:text-align-source="fix" style:repeat-content="false" fo:wrap-option="wrap" fo:border="0.06pt solid #0000ff"/>
      <style:paragraph-properties fo:text-align="center" fo:margin-left="0cm"/>
    </style:style>
    <style:style style:name="ce9" style:family="table-cell" style:parent-style-name="Default">
      <style:table-cell-properties style:cell-protect="none" style:print-content="true" fo:border="0.06pt solid #0000ff"/>
    </style:style>
    <style:style style:name="ce10" style:family="table-cell" style:parent-style-name="Default" style:data-style-name="N37">
      <style:table-cell-properties fo:border="0.06pt solid #0000ff" style:vertical-align="middle"/>
    </style:style>
    <style:style style:name="ce11" style:family="table-cell" style:parent-style-name="Default">
      <style:table-cell-properties style:cell-protect="none" style:print-content="true" style:text-align-source="fix" style:repeat-content="false" fo:wrap-option="wrap" fo:border="0.06pt solid #0000ff"/>
      <style:paragraph-properties fo:text-align="center" fo:margin-left="0cm"/>
    </style:style>
    <style:style style:name="ce12" style:family="table-cell" style:parent-style-name="Default" style:data-style-name="N41">
      <style:table-cell-properties fo:border="0.06pt solid #0000ff"/>
    </style:style>
    <style:style style:name="ce13" style:family="table-cell" style:parent-style-name="Default">
      <style:table-cell-properties style:cell-protect="none" style:print-content="true" style:text-align-source="fix" style:repeat-content="false" fo:wrap-option="wrap" fo:border="0.06pt solid #0000ff" style:vertical-align="bottom"/>
      <style:paragraph-properties fo:text-align="start" fo:margin-left="0cm"/>
    </style:style>
    <style:style style:name="ce14" style:family="table-cell" style:parent-style-name="Default">
      <style:table-cell-properties style:cell-protect="none" style:print-content="true" style:text-align-source="fix" style:repeat-content="false" fo:wrap-option="no-wrap" fo:border="0.06pt solid #0000ff" style:vertical-align="middle"/>
      <style:paragraph-properties fo:text-align="start" fo:margin-left="0cm"/>
    </style:style>
    <style:style style:name="ce15" style:family="table-cell" style:parent-style-name="Default">
      <style:table-cell-properties style:cell-protect="none" style:print-content="true" style:text-align-source="fix" style:repeat-content="false" fo:wrap-option="wrap" fo:border="0.06pt solid #0000ff" style:vertical-align="middle"/>
      <style:paragraph-properties fo:text-align="start" fo:margin-left="0cm"/>
    </style:style>
    <style:style style:name="ce16" style:family="table-cell" style:parent-style-name="Default">
      <style:table-cell-properties style:cell-protect="none" style:print-content="true" style:text-align-source="fix" style:repeat-content="false" fo:background-color="transparent" fo:wrap-option="wrap" fo:border="0.06pt solid #0000ff" style:vertical-align="middle"/>
      <style:paragraph-properties fo:text-align="start" fo:margin-left="0cm"/>
    </style:style>
    <style:style style:name="T1" style:family="text">
      <style:text-properties style:font-name="Arial" style:font-name-asian="Droid Sans Fallback" style:font-name-complex="FreeSans"/>
    </style:style>
  </office:automatic-styles>
  <office:body>
    <office:spreadsheet>
      <table:content-validations>
        <table:content-validation table:name="val1" table:base-cell-address="'Gestión de Clientes'.D6">
          <table:help-message table:title="Campo 'Tipo de Comunicación'" table:display="true">
            <text:p>Se permiten solo tres opciones, con el fin de estandarizar este tipo de entrada para la gestión del SCRUM.</text:p>
            <text:p>Cada miembro del equipo, que puede hacer visitas al cliente, podría llenar este campo como guste, y en la gestión centralizada del proyecto sería un desastre. Ej:</text:p>
            <text:p>miembro A: Tipo de Comunicación = 'Reunion' (sin tilde)</text:p>
            <text:p>miembro B: Tipo de Comunicación = 'Llamada telefónica'</text:p>
            <text:p>Dar opciones claras y generalizadas, permite concentrarse en otros campos más importantes.</text:p>
          </table:help-message>
        </table:content-validation>
        <table:content-validation table:name="val2" table:condition="of:cell-content-is-in-list([$'Gestión de Clientes'.$K$6:.$K$10])" table:allow-empty-cell="false" table:display-list="unsorted" table:base-cell-address="'Gestión de Clientes'.D7">
          <table:help-message table:title="Campo &quot;Tipo de Comunicación&quot;" table:display="true">
            <text:p>Se permiten solo tres opciones, con el fin de estandarizar este tipo de entrada para la gestión del SCRUM.</text:p>
            <text:p>Cada miembro del equipo, que puede hacer visitas al cliente, podría llenar este campo como guste, y en la gestión centralizada del proyecto sería un desastre. Ej:</text:p>
            <text:p>miembro A: Tipo de Comunicación = 'Reunion' (sin tilde)</text:p>
            <text:p>miembro B: Tipo de Comunicación = 'Llamada telefónica'</text:p>
            <text:p>Dar opciones claras y generalizadas, permite concentrarse en otros campos más importantes.</text:p>
          </table:help-message>
          <table:error-message table:message-type="stop" table:title="Error en 'Tipo de Comunicación'" table:display="true">
            <text:p>Por favor eliga uno de los campos propuestos en la lista de selección.</text:p>
          </table:error-message>
        </table:content-validation>
        <table:content-validation table:name="val3" table:condition="of:cell-content-is-in-list([$'Gestión de Clientes'.$K$6:.$K$10])" table:allow-empty-cell="false" table:display-list="unsorted" table:base-cell-address="'Gestión de Clientes'.F7">
          <table:help-message table:title="Campo &quot;Tipo de Comunicación&quot;" table:display="false">
            <text:p>Se permiten solo tres opciones, con el fin de estandarizar este tipo de entrada para la gestión del SCRUM.</text:p>
            <text:p>Cada miembro del equipo, que puede hacer visitas al cliente, podría llenar este campo como guste, y en la gestión centralizada del proyecto sería un desastre. Ej:</text:p>
            <text:p>miembro A: Tipo de Comunicación = 'Reunion' (sin tilde)</text:p>
            <text:p>miembro B: Tipo de Comunicación = 'Llamada telefónica'</text:p>
            <text:p>Dar opciones claras y generalizadas, permite concentrarse en otros campos más importantes.</text:p>
          </table:help-message>
          <table:error-message table:message-type="stop" table:title="Error en 'Tipo de Comunicación'" table:display="true">
            <text:p>Por favor eliga uno de los campos propuestos en la lista de selección.</text:p>
          </table:error-message>
        </table:content-validation>
        <table:content-validation table:name="val4" table:base-cell-address="'Gestión de Clientes'.E5">
          <table:help-message table:title="Campo &quot;Fecha&quot;" table:display="true">
            <text:p>Inserte una fecha en el formato</text:p>
            <text:p>día/mes/año</text:p>
          </table:help-message>
        </table:content-validation>
        <table:content-validation table:name="val5" table:condition="of:cell-content-is-date() and cell-content()&gt;19/10/2012" table:allow-empty-cell="true" table:base-cell-address="'Gestión de Clientes'.E6">
          <table:help-message table:title="Campo Fecha" table:display="true">
            <text:p>Inserte una fecha en el formato</text:p>
            <text:p>día/mes/año</text:p>
          </table:help-message>
          <table:error-message table:message-type="stop" table:title="Mensaje incorrecto." table:display="true">
            <text:p>Por favor, lea el mensaje de ayuda para llenar este campo.</text:p>
          </table:error-message>
        </table:content-validation>
        <table:content-validation table:name="val6" table:condition="of:cell-content-is-date() and cell-content()&gt;41201" table:allow-empty-cell="true" table:base-cell-address="'Gestión de Clientes'.E7">
          <table:help-message table:title="Campo Fecha" table:display="false">
            <text:p>Inserte una fecha en el formato</text:p>
            <text:p>día/mes/año</text:p>
          </table:help-message>
          <table:error-message table:message-type="stop" table:title="Mensaje incorrecto." table:display="true">
            <text:p>Por favor, lea el mensaje de ayuda para llenar este campo.</text:p>
          </table:error-message>
        </table:content-validation>
        <table:content-validation table:name="val7" table:base-cell-address="'Gestión de Clientes'.F6">
          <table:help-message table:title="Campo 'Hora de Entrada'" table:display="true">
            <text:p>Entre la hora de entrada en el siguiente formato:</text:p>
            <text:p>hora:minutos:segundos</text:p>
          </table:help-message>
        </table:content-validation>
        <table:content-validation table:name="val8" table:condition="of:cell-content-is-time() and cell-content()&gt;0" table:allow-empty-cell="true" table:base-cell-address="'Gestión de Clientes'.F6">
          <table:help-message table:title="Campo 'Hora de Entrada'" table:display="true">
            <text:p>Entre la hora de entrada en el siguiente formato:</text:p>
            <text:p>hora:minutos:segundos</text:p>
          </table:help-message>
          <table:error-message table:message-type="stop" table:title="Error en 'Hora de Entrada'" table:display="true">
            <text:p>Por favor, lea la ayuda de este campo cuidadosamente.</text:p>
          </table:error-message>
        </table:content-validation>
        <table:content-validation table:name="val9" table:condition="of:cell-content-is-time() and cell-content()&gt;0" table:allow-empty-cell="true" table:base-cell-address="'Gestión de Clientes'.F7">
          <table:help-message table:title="Campo 'Hora de Entrada'" table:display="false">
            <text:p>Entre la hora de entrada en el siguiente formato:</text:p>
            <text:p>hora:minutos:segundos</text:p>
          </table:help-message>
          <table:error-message table:message-type="stop" table:title="Error en 'Hora de Entrada'" table:display="true">
            <text:p>Por favor, lea la ayuda de este campo cuidadosamente.</text:p>
          </table:error-message>
        </table:content-validation>
        <table:content-validation table:name="val10" table:base-cell-address="'Gestión de Clientes'.G6">
          <table:help-message table:title="Campo 'Hora de Salida'" table:display="true">
            <text:p>Entre la hora de salida en el siguiente formato:</text:p>
            <text:p>hora:minutos:segundos</text:p>
          </table:help-message>
        </table:content-validation>
        <table:content-validation table:name="val11" table:condition="of:cell-content-is-time() and cell-content()&gt;0" table:allow-empty-cell="true" table:base-cell-address="'Gestión de Clientes'.G6">
          <table:help-message table:title="Campo 'Hora de Salida'" table:display="true">
            <text:p>Entre la hora de salida en el siguiente formato:</text:p>
            <text:p>hora:minutos:segundos</text:p>
          </table:help-message>
          <table:error-message table:message-type="stop" table:title="Error en 'Hora de Salida'" table:display="true">
            <text:p>Por favor, lea la ayuda de este campo cuidadosamente.</text:p>
          </table:error-message>
        </table:content-validation>
        <table:content-validation table:name="val12" table:condition="of:cell-content-is-time() and cell-content()&gt;0" table:allow-empty-cell="true" table:base-cell-address="'Gestión de Clientes'.G7">
          <table:help-message table:title="Campo 'Hora de Salida'" table:display="false">
            <text:p>Entre la hora de salida en el siguiente formato:</text:p>
            <text:p>hora:minutos:segundos</text:p>
          </table:help-message>
          <table:error-message table:message-type="stop" table:title="Error en 'Hora de Salida'" table:display="true">
            <text:p>Por favor, lea la ayuda de este campo cuidadosamente.</text:p>
          </table:error-message>
        </table:content-validation>
        <table:content-validation table:name="val13" table:base-cell-address="'Gestión de Clientes'.H6">
          <table:help-message table:title="Campo 'Descripción'" table:display="true">
            <text:p>Describa los resultados de la visita.</text:p>
          </table:help-message>
        </table:content-validation>
        <table:content-validation table:name="val14" table:base-cell-address="'Gestión de Clientes'.H8">
          <table:help-message table:title="Campo 'Descripción'" table:display="false">
            <text:p>Describa los resultados de la visita.</text:p>
          </table:help-message>
        </table:content-validation>
        <table:content-validation table:name="val15" table:base-cell-address="'Gestión de Clientes'.I6">
          <table:help-message table:title="Campo 'Éxito'" table:display="true">
            <text:p>Si la comunicación ha sido exitosa marcar 'Sí'.</text:p>
          </table:help-message>
        </table:content-validation>
        <table:content-validation table:name="val16" table:condition="of:cell-content-is-in-list([$'Gestión de Clientes'.$K$14:.$K$15])" table:allow-empty-cell="false" table:display-list="unsorted" table:base-cell-address="'Gestión de Clientes'.I6">
          <table:help-message table:title="Campo 'Éxito'" table:display="true">
            <text:p>Si la comunicación ha sido exitosa marcar 'Sí'.</text:p>
          </table:help-message>
          <table:error-message table:message-type="stop" table:title="Error en el campo de 'Éxito'" table:display="true">
            <text:p>Por favor, lea la ayuda de este campo cuidadosamente.</text:p>
          </table:error-message>
        </table:content-validation>
        <table:content-validation table:name="val17" table:condition="of:cell-content-is-in-list([$'Gestión de Clientes'.$K$14:.$K$15])" table:allow-empty-cell="false" table:display-list="unsorted" table:base-cell-address="'Gestión de Clientes'.I7">
          <table:help-message table:title="Campo 'Éxito'" table:display="false">
            <text:p>Si la comunicación ha sido exitosa marcar 'Sí'.</text:p>
          </table:help-message>
          <table:error-message table:message-type="stop" table:title="Error en campo de 'Éxito'" table:display="true">
            <text:p>Por favor, lea la ayuda de este campo cuidadosamente.</text:p>
          </table:error-message>
        </table:content-validation>
      </table:content-validations>
      <table:table table:name="Gestión de Clientes" table:style-name="ta1">
        <office:forms form:automatic-focus="true" form:apply-design-mode="false">
          <form:form form:name="TipodeCx" form:command="Tabla1" form:filter="( &quot;Tabla1&quot;.&quot;tipo_de_cx&quot; = 'entrevista' AND &quot;Tabla1&quot;.&quot;tipo_de_cx&quot; = 'reunión' AND &quot;Tabla1&quot;.&quot;tipo_de_cx&quot; = 'digital' )" form:datasource="gest_cliente" form:allow-updates="false" form:apply-filter="true" form:ignore-result="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4" table:default-cell-style-name="Default"/>
        <table:table-column table:style-name="co9" table:visibility="collapse" table:default-cell-style-name="Default"/>
        <table:table-row table:style-name="ro1">
          <table:table-cell table:style-name="ce1" table:number-columns-spanned="2" table:number-rows-spanned="4"/>
          <table:covered-table-cell table:style-name="ce4"/>
          <table:table-cell table:style-name="ce6" office:value-type="string">
            <text:p>OACE/Grupo empresarial:</text:p>
          </table:table-cell>
          <table:table-cell table:style-name="ce7" table:number-columns-spanned="5" table:number-rows-spanned="1"/>
          <table:covered-table-cell table:number-columns-repeated="4" table:style-name="ce2"/>
          <table:table-cell table:number-columns-repeated="3"/>
        </table:table-row>
        <table:table-row table:style-name="ro1">
          <table:covered-table-cell table:number-columns-repeated="2" table:style-name="ce2"/>
          <table:table-cell table:style-name="ce6" office:value-type="string">
            <text:p>Nombre de la empresa:</text:p>
          </table:table-cell>
          <table:table-cell table:style-name="ce7" table:number-columns-spanned="5" table:number-rows-spanned="1"/>
          <table:covered-table-cell table:number-columns-repeated="4" table:style-name="ce2"/>
          <table:table-cell table:number-columns-repeated="3"/>
        </table:table-row>
        <table:table-row table:style-name="ro1">
          <table:covered-table-cell table:number-columns-repeated="2" table:style-name="ce2"/>
          <table:table-cell table:style-name="ce6" office:value-type="string">
            <text:p>Teléfono:</text:p>
          </table:table-cell>
          <table:table-cell table:style-name="ce2"/>
          <table:table-cell table:style-name="ce7" table:number-columns-spanned="4" table:number-rows-spanned="1"/>
          <table:covered-table-cell table:number-columns-repeated="3" table:style-name="ce2"/>
          <table:table-cell table:number-columns-repeated="3"/>
        </table:table-row>
        <table:table-row table:style-name="ro1">
          <table:covered-table-cell table:number-columns-repeated="2" table:style-name="ce2"/>
          <table:table-cell table:style-name="ce6" office:value-type="string">
            <text:p>Dirección:</text:p>
          </table:table-cell>
          <table:table-cell table:style-name="ce7" table:number-columns-spanned="5" table:number-rows-spanned="1"/>
          <table:covered-table-cell table:number-columns-repeated="4" table:style-name="ce2"/>
          <table:table-cell table:number-columns-repeated="3"/>
        </table:table-row>
        <table:table-row table:style-name="ro2">
          <table:table-cell table:style-name="ce3" office:value-type="string">
            <text:p>#</text:p>
          </table:table-cell>
          <table:table-cell table:style-name="ce3" office:value-type="string">
            <text:p>Contraparte</text:p>
          </table:table-cell>
          <table:table-cell table:style-name="ce3" office:value-type="string">
            <text:p>Cliente</text:p>
          </table:table-cell>
          <table:table-cell table:style-name="ce8" table:content-validation-name="val1" office:value-type="string">
            <text:p>Tipo Cx</text:p>
          </table:table-cell>
          <table:table-cell table:style-name="ce3" table:content-validation-name="val4" office:value-type="string">
            <text:p>Fecha</text:p>
          </table:table-cell>
          <table:table-cell table:style-name="ce11" table:content-validation-name="val7" office:value-type="string">
            <text:p>Hora de Entrada</text:p>
          </table:table-cell>
          <table:table-cell table:style-name="ce11" table:content-validation-name="val10" office:value-type="string">
            <text:p>Hora de Salida</text:p>
          </table:table-cell>
          <table:table-cell table:style-name="ce13" table:content-validation-name="val13" office:value-type="string">
            <text:p>Descripción</text:p>
          </table:table-cell>
          <table:table-cell table:style-name="ce13" table:content-validation-name="val15" office:value-type="string">
            <text:p>Éxito</text:p>
          </table:table-cell>
          <table:table-cell/>
          <table:table-cell office:value-type="string">
            <text:p>Tipo de Comunicación</text:p>
          </table:table-cell>
        </table:table-row>
        <table:table-row table:style-name="ro3">
          <table:table-cell table:style-name="ce2" office:value-type="float" office:value="1">
            <text:p>1</text:p>
          </table:table-cell>
          <table:table-cell table:style-name="ce5" office:value-type="string">
            <text:p>Abel Meneses</text:p>
          </table:table-cell>
          <table:table-cell table:style-name="ce2" office:value-type="string">
            <text:p>Raúl Torricella (Director de la Editorial Universitaria del MES)</text:p>
          </table:table-cell>
          <table:table-cell table:style-name="ce9" table:content-validation-name="val2" office:value-type="string">
            <text:p>Digital</text:p>
          </table:table-cell>
          <table:table-cell table:style-name="ce10" table:content-validation-name="val5" office:value-type="date" office:date-value="2013-06-13">
            <text:p>13/06/13</text:p>
          </table:table-cell>
          <table:table-cell table:style-name="ce12" table:content-validation-name="val8"/>
          <table:table-cell table:style-name="ce12" table:content-validation-name="val11"/>
          <table:table-cell table:style-name="ce14" table:content-validation-name="val14" office:value-type="string">
            <text:p>Estimado Dr. Raúl G. Torricella.</text:p>
            <text:p/>
            <text:p>No tengo su contacto por lo que estoy dirigiendo mi email al correo que aparece en internet. Si resulta interesado luego me acepta en Facebook.</text:p>
            <text:p/>
            <text:p>Actualmente realizo mi doctorado en la UCLV en Ciencias de la Computación. Trabajo específicamente en el tema de "Detección de Plagio Parafrástico". Desde hace un par de años tengo un proyecto montado en la UCI, en la siguiente dirección http://sunshine.prod.cu.cu</text:p>
            <text:p>Este sistema fue un prototipo en su momento de lo que estamos haciendo ahora.</text:p>
            <text:p>He presentado ya mi tema en el consejo científico de la UCLV en el mes de Enero, quedando aprobado.</text:p>
            <text:p>Y he propuesto un proyecto de I+D en mi universidad actual(la UDG) que se planea insertar también en la Universidad de Camagüey(de donde es mi tutor, el Dr. Julio Madera, actual decano de la facultad de informática). El proyecto se titula "Repositorio Institucional Avanzado de Acceso Abierto".</text:p>
            <text:p>En estos momentos ya hemos adelantado otro prototipo mejorado que esperamos desplegar en este mes para la Facultad de Ciencias Informáticas de la Universidad de Granma.</text:p>
            <text:p>El objetivo de este proyecto es construir un sistema de gestión documental, posibilitado de prestar numerosos servicios que las plataformas actuales(Dspace, Koha, etc..) no soportan. Ejemplo: Servicio de Detección de Plagio, Sumarización de documentos, Clusterización y Categorización temática de forma automática y asistida, Question Aswering system(sistema para conversaciones con la plataforma y respuesta inteligente así como recomendación de lecturas a partir de lo que se pregunta). Permitirá además trabajar con las demás cosas que normalmente hacen los repositorios.</text:p>
            <text:p>La tecnología que se ha escogido es bastante ligera atendiendo a que tanto Dspace, como Alfresco y otras plataformas utilizan Lucene que es muy bueno, pero hecho en Java y por lo tanto los recursos para su despliegue son muy costosos. Existen otras soluciones y una de ellas es la que ya estamos probando, anteriormente habíamos utilizado Xapian que es otro API de procesamiento de lenguaje natural, pero dio malos resultados hace dos años.</text:p>
            <text:p/>
            <text:p>Es mi interés personal, a partir del resultado del proyecto poder establecer una comunicación con usted para ver la posibilidad de desplegar esta solución que será totalmente realizada con software libre en la Red de Universidades, obteniendo así satisfacción por el hecho de vencer el problema de la gestión de publicaciones internas del país dentro del MES y al mismo tiempo poder ofrecer a mis colegas la posibilidad de intercambiar textos propios con mayor facilidad.</text:p>
            <text:p/>
            <text:p>Quedo pues a la espera de sus comentarios para la posibilidad de que me asesore en esta noble empresa. Saludos.</text:p>
            <text:p/>
            <text:p>Actualmente estoy moviendo mi residencia para Santa Clara en función de trabajar en la UCLV y terminar mi doctorado allá, asesorando a mi equipo aquí en Granma.</text:p>
            <text:p/>
            <text:p>Saludos.</text:p>
          </table:table-cell>
          <table:table-cell table:style-name="ce15" table:content-validation-name="val16" office:value-type="string">
            <text:p>Sí</text:p>
          </table:table-cell>
          <table:table-cell/>
          <table:table-cell office:value-type="string">
            <text:p>Entrevista</text:p>
          </table:table-cell>
        </table:table-row>
        <table:table-row table:style-name="ro3">
          <table:table-cell table:style-name="ce2" office:value-type="float" office:value="2">
            <text:p>2</text:p>
          </table:table-cell>
          <table:table-cell table:style-name="ce5" office:value-type="string">
            <text:p>Abel Meneses</text:p>
          </table:table-cell>
          <table:table-cell table:style-name="ce2" office:value-type="string">
            <text:p>Eder Despaigne(Admin Redes UCI)</text:p>
          </table:table-cell>
          <table:table-cell table:style-name="ce9" table:content-validation-name="val2" office:value-type="string">
            <text:p>Digital</text:p>
          </table:table-cell>
          <table:table-cell table:style-name="ce10" table:content-validation-name="val5" office:value-type="date" office:date-value="2013-06-17">
            <text:p>17/06/13</text:p>
          </table:table-cell>
          <table:table-cell table:style-name="ce12" table:content-validation-name="val8"/>
          <table:table-cell table:style-name="ce12" table:content-validation-name="val11"/>
          <table:table-cell table:style-name="ce14" table:content-validation-name="val14" office:value-type="string">
            <text:p>Esta vez estoy tratando de ver como logramos integrar gente que está trabajando en muchos proyectos sobre recuperación de información. Según me dijeron los sitios del mes se deberían ver, sin embargo, tengo confirmación de hoy desde la red del mes en la UNICA(Ciego) y desde Infomed que:</text:p>
            <text:p/>
            <text:p>1- http://bives.mes.edu.cu (Editorial Universitaria que contiene artículos, tesis, etc)[OFF LINE]</text:p>
            <text:p>2- http://arachne.uh.cu/ (Buscador de la UH)[OFF LINE]</text:p>
            <text:p>3-http://200.14.48.91/sphider/search.php (Buscador de la Red de Universidades)</text:p>
            <text:p/>
            <text:p>Es posible dar acceso a esta URL nacionalmente o por lo menos a toda petición que venga desde la red del MES?</text:p>
            <text:p>http://chost.grm.uci.cu/gitlab/sorice/sunshine</text:p>
            <text:p/>
            <text:p>Disculpa Soñora que le escriba directo a Eder, pero como somos viejos conocidos y estamos trabajando contra reloj para poner una solución en línea para la comunidad de software libre, y también para probar los doctorados de Roberto Labrada y el mío.</text:p>
            <text:p/>
            <text:p>Eder si desean una solución para indexar, he visto lo de Orión que está en http://orion.prod.uci.cu/orion_dev.php/main</text:p>
            <text:p>pero se qeu está sin mantenimiento. Y la de Sunshine, la versión vieja que ahora estamos desarrollando está en http://sunshine.prod.uci.cu/</text:p>
            <text:p>solo es para buscar libros, y también está presentando problemas de mantenimiento. ¿Es este tema de la indexación de las URLs y la recuperación de información de textos un problema actual para ustedes? Estoy interesado en montar esto en varias universidades, hacerle de alguna forma conexión de nodo a nodo, que compartan la información necesaria. Y ya hablé con el MES estoy esperando respuesta para una solución para todas las universidades, al menos para los libros el proyecto se denomina "Repositorio Institucional Avanzado de Acceso Abierto".</text:p>
          </table:table-cell>
          <table:table-cell table:style-name="ce15" table:content-validation-name="val16" office:value-type="string">
            <text:p>Sí</text:p>
          </table:table-cell>
          <table:table-cell table:number-columns-repeated="2"/>
        </table:table-row>
        <table:table-row table:style-name="ro3">
          <table:table-cell table:style-name="ce2" office:value-type="float" office:value="3">
            <text:p>3</text:p>
          </table:table-cell>
          <table:table-cell table:style-name="ce2" office:value-type="string">
            <text:p>Abel Meneses</text:p>
          </table:table-cell>
          <table:table-cell table:style-name="ce5" office:value-type="string">
            <text:p>Eder Despaigne(Admin Redes UCI)</text:p>
          </table:table-cell>
          <table:table-cell table:style-name="ce9" table:content-validation-name="val2" office:value-type="string">
            <text:p>Digital</text:p>
          </table:table-cell>
          <table:table-cell table:style-name="ce10" table:content-validation-name="val5" office:value-type="date" office:date-value="2013-06-18">
            <text:p>18/06/13</text:p>
          </table:table-cell>
          <table:table-cell table:style-name="ce12" table:content-validation-name="val8"/>
          <table:table-cell table:style-name="ce12" table:content-validation-name="val11"/>
          <table:table-cell table:style-name="ce14" table:content-validation-name="val14" office:value-type="string">
            <text:p>No entiendo bien lo que me dices pero:</text:p>
            <text:p>http://bives.mes.edu.cu, se ve desde la red UCI, libre de consumo de cuota.</text:p>
            <text:p>http://arachne.uh.cu/, al menos desde aquí de la UCI no tengo acceso y el nombre DNS no existe en Internet.</text:p>
            <text:p>http://200.14.48.91/sphider/search.php, este no es accesible, por política, no se accede a sitios fuera de la UCI por numero IP. Yo converse con Presmanes sobre el tema, deben estar arreglando para publicarlo por nombre DNS.</text:p>
            <text:p/>
            <text:p/>
            <text:p>Lo del acceso nacional, tengo que consultarlo, la decisión mía es técnica, pero eso para por el Vicerrector de Tecnología y la Rectora.</text:p>
            <text:p/>
            <text:p>Lo de la recuperación de información penes que el Orion estaba actualizado, las personas que lo desarrollan están cerca de mi, preguntare a ver que pasa con el proyecto, pero seria bueno tener un buscador para la red UCI.</text:p>
            <text:p/>
            <text:p/>
            <text:p>Te escribo para lo de la publicación del sitio para el exterior.</text:p>
          </table:table-cell>
          <table:table-cell table:style-name="ce15" table:content-validation-name="val16" office:value-type="string">
            <text:p>Sí</text:p>
          </table:table-cell>
          <table:table-cell table:number-columns-repeated="2"/>
        </table:table-row>
        <table:table-row table:style-name="ro3">
          <table:table-cell table:style-name="ce2" office:value-type="float" office:value="4">
            <text:p>4</text:p>
          </table:table-cell>
          <table:table-cell table:style-name="ce2" office:value-type="string">
            <text:p>Abel Meneses</text:p>
          </table:table-cell>
          <table:table-cell table:style-name="ce5" office:value-type="string">
            <text:p>Raúl Torricella (Director de la Editorial Universitaria del MES)</text:p>
          </table:table-cell>
          <table:table-cell table:style-name="ce9" table:content-validation-name="val3" office:value-type="string">
            <text:p>Digital</text:p>
          </table:table-cell>
          <table:table-cell table:style-name="ce10" table:content-validation-name="val6" office:value-type="date" office:date-value="2013-07-04">
            <text:p>04/07/13</text:p>
          </table:table-cell>
          <table:table-cell table:style-name="ce12" table:content-validation-name="val9"/>
          <table:table-cell table:style-name="ce12" table:content-validation-name="val12"/>
          <table:table-cell table:style-name="ce14" table:content-validation-name="val14" office:value-type="string">
            <text:p>Correo de Raúl a Abel:</text:p>
            <text:p>No puedo ver tu sitio, arriba te copio el mensaje que recibo.</text:p>
            <text:p>Mándame el ip de tu servicio, aparentemente el problema es que no está </text:p>
            <text:p>resolviendo el DNS.</text:p>
            <text:p/>
            <text:p>Por lo que me dices, me parece interesante tu proyecto. Tendría que </text:p>
            <text:p>verlo para tener una idea más exacta, e intercambiar contigo un poco </text:p>
            <text:p>más, para precisar que podríamos hacer en conjunto.</text:p>
            <text:p/>
            <text:p>Por acá nosotros construimos el repositorio BIVES, en el nodo central, </text:p>
            <text:p>tiene más de 17 mil documentos (http://bives.mes.edu.cu) y está </text:p>
            <text:p>soportado sobre Greenstone.</text:p>
            <text:p>Trabaja con Lucene y Java, tiene índice por todas las palabras de los </text:p>
            <text:p>textos y se puede hacer búsquedas de un conjunto de palabras que estén </text:p>
            <text:p>dentro del texto, no detecta plagio, pero puede hacer algunas cosas </text:p>
            <text:p>interesantes si sabes manejar los índices de búsqueda.</text:p>
          </table:table-cell>
          <table:table-cell table:style-name="ce15" table:content-validation-name="val17" office:value-type="string">
            <text:p>Sí</text:p>
          </table:table-cell>
          <table:table-cell/>
          <table:table-cell office:value-type="string">
            <text:p>Reunión</text:p>
          </table:table-cell>
        </table:table-row>
        <table:table-row table:style-name="ro3">
          <table:table-cell table:style-name="ce2" office:value-type="float" office:value="5">
            <text:p>5</text:p>
          </table:table-cell>
          <table:table-cell table:style-name="ce5" office:value-type="string">
            <text:p>Abel Meneses</text:p>
          </table:table-cell>
          <table:table-cell table:style-name="ce2" office:value-type="string">
            <text:p>Guillermo Báez</text:p>
          </table:table-cell>
          <table:table-cell table:style-name="ce9" table:content-validation-name="val3" office:value-type="string">
            <text:p>Digital</text:p>
          </table:table-cell>
          <table:table-cell table:style-name="ce10" table:content-validation-name="val6" office:value-type="date" office:date-value="2013-09-23">
            <text:p>23/09/13</text:p>
          </table:table-cell>
          <table:table-cell table:style-name="ce12" table:content-validation-name="val9"/>
          <table:table-cell table:style-name="ce12" table:content-validation-name="val12"/>
          <table:table-cell table:style-name="ce14" table:content-validation-name="val14" office:value-type="string">
            <text:p>Hermano dime si aún estás en la universidad, si estás de director y si estarás el 4 de octubre en la universidad. Si todas las respuestas son afirmativas como doctorante de Julio necesito coordinar unas cosas contigo.</text:p>
            <text:p>Saludos para ti y para la familia. Espero que todo esté bien. Todo OK por acá. Estoy trabajando ahora en la uclv.</text:p>
          </table:table-cell>
          <table:table-cell table:style-name="ce15" table:content-validation-name="val17" office:value-type="string">
            <text:p>Sí</text:p>
          </table:table-cell>
          <table:table-cell/>
          <table:table-cell office:value-type="string">
            <text:p>Digital</text:p>
          </table:table-cell>
        </table:table-row>
        <table:table-row table:style-name="ro3">
          <table:table-cell table:style-name="ce2" office:value-type="float" office:value="6">
            <text:p>6</text:p>
          </table:table-cell>
          <table:table-cell table:style-name="ce5" office:value-type="string">
            <text:p>Abel Meneses</text:p>
          </table:table-cell>
          <table:table-cell table:style-name="ce2" office:value-type="string">
            <text:p>Raúl Torricella (Director de la Editorial Universitaria del MES)</text:p>
          </table:table-cell>
          <table:table-cell table:style-name="ce9" table:content-validation-name="val3" office:value-type="string">
            <text:p>Digital</text:p>
          </table:table-cell>
          <table:table-cell table:style-name="ce10" table:content-validation-name="val6" office:value-type="date" office:date-value="2013-09-23">
            <text:p>23/09/13</text:p>
          </table:table-cell>
          <table:table-cell table:style-name="ce12" table:content-validation-name="val9"/>
          <table:table-cell table:style-name="ce12" table:content-validation-name="val12"/>
          <table:table-cell table:style-name="ce14" table:content-validation-name="val14" office:value-type="string">
            <text:p>Saludos Dr. Torricella.</text:p>
            <text:p/>
            <text:p>Le dejo adjunto el mensaje enviado por mí y luego por usted sobre el asunto del correo para que pueda recordar. Lamento haber demorado mi nueva misiva, pero he cambiado de residencia y de trabajo, ahora estoy en la facultad de Eléctrica de la UCLV, mientras continúo mi doctorado.</text:p>
            <text:p/>
            <text:p>Quería comentarle que estaré haciendo un viaje a finales de Octubre a C. de la Habana para dar una conferencia de SWL o de Procesamiento de Lenguaje Natural en la CUJAE, me gustaría poder verlo personalmente para mostrarle las ideas que le comentaba en mi primer correo.</text:p>
            <text:p/>
            <text:p>El equipo de desarrollo de Sunshine sigue trabajando en la Universidad de Granma, y estoy contactando con la universidad de Cienfuegos donde hay otros investigadores que se mueven en áreas parecidas.</text:p>
            <text:p/>
            <text:p>Hemos seguido trabajando, si usted desea le puedo enviar imágenes de los prototipos con sus descripciones para que pueda valorar el sistema.</text:p>
            <text:p/>
            <text:p>Sobre la cantidad de documentos que me comentó tiene BIVES (17000) solo demorarían en procesarse una hora. Los análisis de plagio pueden demorar segundos por documento, pero es precisamente la falta de recursos léxicos en español lo que impide analizar documentos en nuestra lengua y obtener servicios más especializados como este de plagio (además de los problemas abiertos para todas las lenguas que dificultan la precisión, en uno de los cuales trabajo para mi doctorado).</text:p>
            <text:p/>
            <text:p>Hoy puedo asegurar con total confianza(por el análisis que he realizado en estos últimos tiempos de estudio) que no es posible generar buenos resultados en procesamiento semántico de textos en español en ningún API de recuperación de información. Uno de los objetivos del proyecto es precisamente concentrarse y crear algunos. Espero auxiliarme del apoyo de la facultad de humanidades de la UCLV y de otros recursos de proyectos europeos que datan de algunos años.</text:p>
            <text:p/>
            <text:p>Disculpe la demora en responder, nuevamente. Quedo al tanto de sus comentarios. Le envío un borrador de la arquitectura de Información del servicio de detección de Texto Reusado(comprende casos de plagio).</text:p>
            <text:p/>
            <text:p>Estoy en conversaciones con mi tutor para inscribir el proyecto como de I+D para el 2014 en una convocatoria del Ministerio de Comunicaciones.</text:p>
            <text:p/>
            <text:p>Abrazos.</text:p>
          </table:table-cell>
          <table:table-cell table:style-name="ce15" table:content-validation-name="val17" office:value-type="string">
            <text:p>No</text:p>
          </table:table-cell>
          <table:table-cell table:number-columns-repeated="2"/>
        </table:table-row>
        <table:table-row table:style-name="ro3">
          <table:table-cell table:style-name="ce2" office:value-type="float" office:value="7">
            <text:p>7</text:p>
          </table:table-cell>
          <table:table-cell table:style-name="ce2" office:value-type="string">
            <text:p>Abel Meneses</text:p>
          </table:table-cell>
          <table:table-cell table:style-name="ce5" office:value-type="string">
            <text:p>Guillermo Báez</text:p>
          </table:table-cell>
          <table:table-cell table:style-name="ce9" table:content-validation-name="val3" office:value-type="string">
            <text:p>Digital</text:p>
          </table:table-cell>
          <table:table-cell table:style-name="ce10" table:content-validation-name="val6" office:value-type="date" office:date-value="2013-09-25">
            <text:p>25/09/13</text:p>
          </table:table-cell>
          <table:table-cell table:style-name="ce12" table:content-validation-name="val9"/>
          <table:table-cell table:style-name="ce12" table:content-validation-name="val12"/>
          <table:table-cell table:style-name="ce14" table:content-validation-name="val14" office:value-type="string">
            <text:p>Hola Socio, </text:p>
            <text:p>Por lo visto te mueves rápido, cómo es eso de que estás de profe en la UCLV. Estás allá definitivo, estás de misión o es en función del doctorado??? </text:p>
            <text:p>Por mi parte te comento que estoy desde hace 2 semanas en Luena, capital de la provincia de Moxico, Angola. Por aquí debo estar como mínimo hasta diciembre de 2014. Como debes suponer ya no soy el director de informatización. Ahora es Lindsay Gómez, a él le paso copia de este mensaje para que se puedan comunicar y ayudar mutuamente. Lindsay entró con ideas muy buenas y la opinión y ayuda del director de un centro productivo le serán muy útiles...</text:p>
            <text:p>Si notas que me demoro en responder es porque aquí tenemos una conexión muy mala a la cual solo podemos aspirar cada 3 días por la rotación del movicel (modem) de internet :-( </text:p>
            <text:p>Un Abrazo desde acá,</text:p>
            <text:p>Guille</text:p>
          </table:table-cell>
          <table:table-cell table:style-name="ce15" table:content-validation-name="val17" office:value-type="string">
            <text:p>Sí</text:p>
          </table:table-cell>
          <table:table-cell table:number-columns-repeated="2"/>
        </table:table-row>
        <table:table-row table:style-name="ro3">
          <table:table-cell table:style-name="ce2" office:value-type="float" office:value="8">
            <text:p>8</text:p>
          </table:table-cell>
          <table:table-cell table:style-name="ce5" office:value-type="string">
            <text:p>Abel Meneses</text:p>
          </table:table-cell>
          <table:table-cell table:style-name="ce2" office:value-type="string">
            <text:p>Lindsay Gómez (Dtor Informatización UC)</text:p>
          </table:table-cell>
          <table:table-cell table:style-name="ce9" table:content-validation-name="val3" office:value-type="string">
            <text:p>Digital</text:p>
          </table:table-cell>
          <table:table-cell table:style-name="ce10" table:content-validation-name="val6" office:value-type="date" office:date-value="2013-09-26">
            <text:p>26/09/13</text:p>
          </table:table-cell>
          <table:table-cell table:style-name="ce12" table:content-validation-name="val9"/>
          <table:table-cell table:style-name="ce12" table:content-validation-name="val12"/>
          <table:table-cell table:style-name="ce14" table:content-validation-name="val14" office:value-type="string">
            <text:p>Saludos Lindsay.</text:p>
            <text:p/>
            <text:p>Permítame presentarme pues no se si nos conocemos, y soy un poco malo con mi memoria y los nombres.</text:p>
            <text:p/>
            <text:p>Soy estudiante de doctorado de la UCLV, en el doctorado tutelar de computación. Solicité a Julio quien es un amigo personal,y miembro de la comunidad nacional de SWL, mi interés en ser tutelado por él y en un tema dedicado al procesamiento de Textos.</text:p>
            <text:p/>
            <text:p>Fue así que comencé a trabajar en un tema de "Detección de Plagio Semántico en Español"(una forma resumida de ponerlo). Le comenté a él que teníamos un proyecto desde el 2011 en la UCI(donde trabajaba antes) para la gestión de documentos en línea. Un servicio muy similar a Google Book(aunque el original ha cambiado y ya no es posible hacer algunas cosas que antes sí) y donde los usuarios fueran los encargados de subir sus textos. Y a partir de ahí se desencadenaran operaciones sobre dichos documentos, algunos procesos de inteligencia artificial y que estos permitieran hacer cosas sobre esos documentos(como el plagio).</text:p>
            <text:p/>
            <text:p>Mi tema fue concebido hace solo un año. Desde entonces trabajamos en la nueva arquitectura de sistema pues el que teníamos en la UCI no tenía una buena base, y nada de documentación. En marzo de este año había completado mi estudio tecnológico, pero solo en junio pude comenzar a implementar. En solo un mes ya habíamos hecho casi todo lo que tenía el de la UCI, y logramos muy buenos rendimientos e índices muy cercanos al 20% de la data original. En el caso de la gestión de PDF(objetivo inicial del sistema desplegado en la UCI) se logra una reducción del tamaño de más de 30 veces (3Mb pueden quedar en solo 100kb de información). El sistema es web y son sus pantallas HTML las cosas en las que avanzamos menos antes del 21 de julio que terminé en Manzanillo. Durante el mes de agosto documenté todo, y ya había garantizado que la arquitectura de configuración permitiera el trabajo por módulos y a distancia, sin que hubiera contratiempos. También he refactorizado algunos códigos, y en estos momentos se realiza lematización a textos en inglés, algo importante para poder crear cosas como el "Servicio de Texto Reusado"(que detecta los casos de plagio y otros usos que no son ilegales). Además falta un módulo de datos experimentales necesario para comenzar a recopilar información para probar algunas técnicas de Machine Learning para mi doctorado.</text:p>
            <text:p/>
            <text:p>Bueno disculpe la extensión pero necesitaba presentar también al sistema.</text:p>
            <text:p/>
            <text:p>Julio está al tanto de estos avances, pero se que ha salido hasta el mes que viene a Vzla. Yo necesito oficializar la documentación del proyecto para la gente que trabaja en Mzllo y para mis tareas en la UCLV. Además hay necesidad de coordinar con la UC para poner un servicio de este tipo y comenzar las pruebas experimentales.</text:p>
            <text:p/>
            <text:p>Olvidé decir que según las pruebas el sistema en una PC normal podría gestionar unos 5 000 libros (en 2 años en la UCI no llegamos a esta cantidad) totalmente sin colapsar. Creo que podría gestionar muchos más, pero solo las pruebas reales dirán la última palabra.</text:p>
            <text:p/>
            <text:p>Por favor me gustaría pasar por la UC en algún momento para conversar más del sistema enseñarle algunas cosas, y avanzar en la organización de mi trabajo, dando prioridad a lo que ustedes consideren necesario.</text:p>
            <text:p/>
            <text:p>Saludos.</text:p>
          </table:table-cell>
          <table:table-cell table:style-name="ce15" table:content-validation-name="val17" office:value-type="string">
            <text:p>Sí</text:p>
          </table:table-cell>
          <table:table-cell/>
          <table:table-cell office:value-type="string">
            <text:p>Éxito</text:p>
          </table:table-cell>
        </table:table-row>
        <table:table-row table:style-name="ro3">
          <table:table-cell table:style-name="ce2" office:value-type="float" office:value="9">
            <text:p>9</text:p>
          </table:table-cell>
          <table:table-cell table:style-name="ce2" office:value-type="string">
            <text:p>Abel Meneses</text:p>
          </table:table-cell>
          <table:table-cell table:style-name="ce5" office:value-type="string">
            <text:p>Lindsay Gómez (Dtor Informatización UC)</text:p>
          </table:table-cell>
          <table:table-cell table:style-name="ce9" table:content-validation-name="val3" office:value-type="string">
            <text:p>Digital</text:p>
          </table:table-cell>
          <table:table-cell table:style-name="ce10" table:content-validation-name="val6" office:value-type="date" office:date-value="2013-09-30">
            <text:p>30/09/13</text:p>
          </table:table-cell>
          <table:table-cell table:style-name="ce12" table:content-validation-name="val9"/>
          <table:table-cell table:style-name="ce12" table:content-validation-name="val12"/>
          <table:table-cell table:style-name="ce15" table:content-validation-name="val14" office:value-type="string">
            <text:p>Ok cuando puedas pasar por la UC para hablar y poder entender lo que necesitas y en que te podemos ayudar</text:p>
          </table:table-cell>
          <table:table-cell table:style-name="ce15" table:content-validation-name="val17" office:value-type="string">
            <text:p>Sí</text:p>
          </table:table-cell>
          <table:table-cell/>
          <table:table-cell office:value-type="string">
            <text:p>Sí</text:p>
          </table:table-cell>
        </table:table-row>
        <table:table-row table:style-name="ro3">
          <table:table-cell table:style-name="ce2" office:value-type="float" office:value="10">
            <text:p>10</text:p>
          </table:table-cell>
          <table:table-cell table:style-name="ce2" office:value-type="string">
            <text:p>Abel Meneses</text:p>
          </table:table-cell>
          <table:table-cell table:style-name="ce2" office:value-type="string">
            <text:p>Lindsay Gómez (Dtor Informatización UC)</text:p>
          </table:table-cell>
          <table:table-cell table:style-name="ce9" table:content-validation-name="val3" office:value-type="string">
            <text:p>Entrevista</text:p>
          </table:table-cell>
          <table:table-cell table:style-name="ce10" table:content-validation-name="val6" office:value-type="date" office:date-value="2013-10-09">
            <text:p>09/10/13</text:p>
          </table:table-cell>
          <table:table-cell table:style-name="ce12" table:content-validation-name="val9" office:value-type="time" office:time-value="PT12H10M00S">
            <text:p>12:10:00</text:p>
          </table:table-cell>
          <table:table-cell table:style-name="ce12" table:content-validation-name="val12" office:value-type="time" office:time-value="PT12H25M00S">
            <text:p>12:25:00</text:p>
          </table:table-cell>
          <table:table-cell table:style-name="ce15" table:content-validation-name="val14" office:value-type="string">
            <text:p>Se efectuó el encuentro con Lindsay, en horas del medio día. En realidad la universidad de Camagüey está en el proyecto BLIR y ahora tiene que usar ABCD para la gestión bibliotecaria y Dspace para la gestión documental o sus repositorios. O sea no se debe poner un sistema nuevo. Lindsay no se negó a ponerlo sino que me remitió con Adrian Cansino director del Centro de Información UC.</text:p>
          </table:table-cell>
          <table:table-cell table:style-name="ce15" table:content-validation-name="val17" office:value-type="string">
            <text:p>No</text:p>
          </table:table-cell>
          <table:table-cell/>
          <table:table-cell office:value-type="string">
            <text:p>No</text:p>
          </table:table-cell>
        </table:table-row>
        <table:table-row table:style-name="ro3">
          <table:table-cell table:style-name="ce2" office:value-type="float" office:value="11">
            <text:p>11</text:p>
          </table:table-cell>
          <table:table-cell table:style-name="ce2" office:value-type="string">
            <text:p>Abel Meneses</text:p>
          </table:table-cell>
          <table:table-cell table:style-name="ce2" office:value-type="string">
            <text:p>Adrian Cancino (Dtor. CGI UC)</text:p>
          </table:table-cell>
          <table:table-cell table:style-name="ce9" table:content-validation-name="val3" office:value-type="string">
            <text:p>Entrevista</text:p>
          </table:table-cell>
          <table:table-cell table:style-name="ce10" table:content-validation-name="val6" office:value-type="date" office:date-value="2013-10-09">
            <text:p>09/10/13</text:p>
          </table:table-cell>
          <table:table-cell table:style-name="ce12" table:content-validation-name="val9" office:value-type="time" office:time-value="PT14H20M00S">
            <text:p>14:20:00</text:p>
          </table:table-cell>
          <table:table-cell table:style-name="ce12" table:content-validation-name="val12" office:value-type="time" office:time-value="PT15H10M00S">
            <text:p>15:10:00</text:p>
          </table:table-cell>
          <table:table-cell table:style-name="ce15" table:content-validation-name="val14" office:value-type="string">
            <text:p>Se efectuó un encuentro con Adrian Cancino y Didier el admin del CI-UC. Me dio su autorización para probar el sistema en las tesis de la universidad pero en un ambiente cerrado. Recibí todo el apoyo y confirmé lo que Lindsay me había dicho sobre los sistemas que tiene que usar la biblioteca.</text:p>
          </table:table-cell>
          <table:table-cell table:style-name="ce15" table:content-validation-name="val17" office:value-type="string">
            <text:p>Sí</text:p>
          </table:table-cell>
          <table:table-cell table:number-columns-repeated="2"/>
        </table:table-row>
        <table:table-row table:style-name="ro3">
          <table:table-cell table:style-name="ce2" office:value-type="float" office:value="12">
            <text:p>12</text:p>
          </table:table-cell>
          <table:table-cell table:style-name="ce5" office:value-type="string">
            <text:p>Abel Meneses</text:p>
          </table:table-cell>
          <table:table-cell table:style-name="ce2" office:value-type="string">
            <text:p>Julio Madera (Decano <text:s/>Informática UC)</text:p>
          </table:table-cell>
          <table:table-cell table:style-name="ce9" table:content-validation-name="val3" office:value-type="string">
            <text:p>Digital</text:p>
          </table:table-cell>
          <table:table-cell table:style-name="ce10" table:content-validation-name="val6" office:value-type="date" office:date-value="2013-10-14">
            <text:p>14/10/13</text:p>
          </table:table-cell>
          <table:table-cell table:style-name="ce12" table:content-validation-name="val9"/>
          <table:table-cell table:style-name="ce12" table:content-validation-name="val12"/>
          <table:table-cell table:style-name="ce16" table:content-validation-name="val14" office:value-type="string">
            <text:p>Estuve en la univ. ya te conté en ese correo. Adrian me dijo que podía correrlo sin problema, pero el hecho de estar en el BLIR los obliga a usar ABCD y Dspace. Y que realmente por política las tesis no se podían poner en línea para que la gente subiera más cosas, y como tal los repositorios institucionales no son para eso. Y bueno como que no tuve palabras, sabía que necesitaría de tu regreso para elaborar alguna buena idea. Lindsay me atendió bien, pero al final como le había dicho lo de las tesis, pues el me dijo que eso era Adrian. Ya veremos cuando regreses. Lee el detalle de la UCLV porque tal vez podría hacer algo aquí, aunque iré también a la biblioteca de la UCI y al nodo que ya tengo todo cuadrado por allá.</text:p>
          </table:table-cell>
          <table:table-cell table:style-name="ce15" table:content-validation-name="val17" office:value-type="string">
            <text:p>Sí</text:p>
          </table:table-cell>
          <table:table-cell table:number-columns-repeated="2"/>
        </table:table-row>
        <table:table-row table:style-name="ro3">
          <table:table-cell table:style-name="ce2" office:value-type="float" office:value="13">
            <text:p>13</text:p>
          </table:table-cell>
          <table:table-cell table:style-name="ce2" office:value-type="string">
            <text:p>Abel Meneses</text:p>
          </table:table-cell>
          <table:table-cell table:style-name="ce5" office:value-type="string">
            <text:p>Julio Madera (Decano <text:s/>Informática UC)</text:p>
          </table:table-cell>
          <table:table-cell table:style-name="ce9" table:content-validation-name="val3" office:value-type="string">
            <text:p>Digital</text:p>
          </table:table-cell>
          <table:table-cell table:style-name="ce10" table:content-validation-name="val6" office:value-type="date" office:date-value="2013-10-14">
            <text:p>14/10/13</text:p>
          </table:table-cell>
          <table:table-cell table:style-name="ce12" table:content-validation-name="val9"/>
          <table:table-cell table:style-name="ce12" table:content-validation-name="val12"/>
          <table:table-cell table:style-name="ce15" table:content-validation-name="val14" office:value-type="string">
            <text:p>Lo de camagëy mantente tranquilo, es verdad que tenía que estar y por</text:p>
            <text:p>allá. En principio podemos montarlo en la facultad o hablar</text:p>
            <text:p>directamente con Lindsay para ponerlo en el nodo. Para empezar podemos</text:p>
            <text:p>utilziar las tesis de grado que Rosquete las tiene todas almacenadas</text:p>
            <text:p>de varios años y las tesis de maestría que están por ahí también.</text:p>
          </table:table-cell>
          <table:table-cell table:style-name="ce15" table:content-validation-name="val17" office:value-type="string">
            <text:p>Sí</text:p>
          </table:table-cell>
          <table:table-cell table:number-columns-repeated="2"/>
        </table:table-row>
        <table:table-row table:style-name="ro4">
          <table:table-cell table:style-name="ce2" office:value-type="float" office:value="14">
            <text:p>14</text:p>
          </table:table-cell>
          <table:table-cell table:style-name="ce2" office:value-type="string">
            <text:p>Abel Meneses</text:p>
          </table:table-cell>
          <table:table-cell table:style-name="ce5"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0-30">
            <text:p>30/10/13</text:p>
          </table:table-cell>
          <table:table-cell table:style-name="ce12" table:content-validation-name="val9"/>
          <table:table-cell table:style-name="ce12" table:content-validation-name="val12"/>
          <table:table-cell table:style-name="ce15" table:content-validation-name="val14" office:value-type="string">
            <text:p>Buenos días:</text:p>
            <text:p>Soy parte de la comunidad de humanOS y estoy luchando por rescatar la herramienta Sunshine que tanto aporte nos ha realizado en sus años de </text:p>
            <text:p>uso. Lo que pasa es que el servidor donde está Sunshine está corriendo sobre <text:s/>Debian 5 y se está quedando sin espacio. Además que esta versión que tenemos, la 0.1 tiene problemas y de vez en cuando deja de indexar los libros que son subidos. Estuve revisando la versión que está en </text:p>
            <text:p>http://chost.grm.uci.cu/gitlab/ y me interesa que la base de datos utilice postgresql pues queremos implementarle algunas características que requieren del uso de base de datos relacionales. Quisiéramos utilizar esta nueva versión añadiendo algunas cosas, pero quiero conocer si esto existe en esa versión.</text:p>
            <text:p/>
            <text:p><text:span text:style-name="T1">* Indexación de libros a partir de un directorio en el servidor, </text:span><text:span text:style-name="T1">para</text:span></text:p>
            <text:p><text:span text:style-name="T1"><text:s text:c="4"/></text:span><text:span text:style-name="T1">no perder los libros que ya tenemos.</text:span></text:p>
            <text:p><text:span text:style-name="T1">* Migración de datos de usuario de la versión que tenemos a </text:span><text:span text:style-name="T1">la que</text:span></text:p>
            <text:p><text:span text:style-name="T1"><text:s text:c="4"/></text:span><text:span text:style-name="T1">ustedes han desarrollado, para no hacerlo manualmente.</text:span></text:p>
            <text:p><text:span text:style-name="T1">* Auto-arranque de servicios ante un fallo o reinicio del </text:span><text:span text:style-name="T1">servidor.</text:span></text:p>
            <text:p><text:span text:style-name="T1">* Posibilidad de que sea corrido sobre CentOS 6.4 pues por </text:span><text:span text:style-name="T1">políticas</text:span></text:p>
            <text:p><text:span text:style-name="T1"><text:s text:c="4"/></text:span><text:span text:style-name="T1">de la universidad están migrando los servidores a esa </text:span><text:span text:style-name="T1">plataforma</text:span></text:p>
            <text:p><text:span text:style-name="T1"><text:s text:c="4"/></text:span><text:span text:style-name="T1">para tener uniformidad.</text:span></text:p>
            <text:p><text:span text:style-name="T1">* Otro diseño, que el que tiene la versión descargada no está </text:span><text:span text:style-name="T1">muy usable.</text:span></text:p>
          </table:table-cell>
          <table:table-cell table:style-name="ce15" table:content-validation-name="val17" office:value-type="string">
            <text:p>Sí</text:p>
          </table:table-cell>
          <table:table-cell table:number-columns-repeated="2"/>
        </table:table-row>
        <table:table-row table:style-name="ro5">
          <table:table-cell table:style-name="ce2" office:value-type="float" office:value="15">
            <text:p>15</text:p>
          </table:table-cell>
          <table:table-cell table:style-name="ce5" office:value-type="string">
            <text:p>Abel Meneses</text:p>
          </table:table-cell>
          <table:table-cell table:style-name="ce2"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5">
            <text:p>05/11/13</text:p>
          </table:table-cell>
          <table:table-cell table:style-name="ce12" table:content-validation-name="val9"/>
          <table:table-cell table:style-name="ce12" table:content-validation-name="val12"/>
          <table:table-cell table:style-name="ce15" table:content-validation-name="val14" office:value-type="string">
            <text:p>Osiel este es mi correo para contactos.</text:p>
            <text:p/>
            <text:p>En realidad el Sunshine que está en la URL de la FRG está bastante comentado. ¿Pueden hacer un gitclone desde allí?</text:p>
            <text:p/>
            <text:p>Creo que para poner en línea ese nuevo Sunshine necesita un especialista en HTML y CSS, algo de lo que no se casi nada, y no he logrado que mis amigos en la FRG terminen los diseños. Estoy por contactar a un amigo y pagarle por las vistas pues es lo que más trabajo me da, y no tengo tiempo para ello. Finalmente se requeriría de ciertos conocimientos de Django para implementar los detalles.</text:p>
            <text:p/>
            <text:p>Esa versión tiene sus vistas para autenticar y buscar, pero no son para nada bonitas como las anteriores, se que es una bobería y que lo más importante es la búsqueda, pero los usuarios son bastante críticos en este sentido.</text:p>
            <text:p/>
            <text:p>Yo hablé con Eder el jefe del equipo de redes para ponerlo cuando lo tuviera listo, pero sin ayuda podría demorar un tiempo, y tendré al menos un mes fuera de la universidad por problemas personales, estaré unos 8 días aquí en la UCLV así que podemos conferenciar todo lo que quieras.</text:p>
            <text:p/>
            <text:p>Estoy a tus órdenes. Espero tus comentarios.</text:p>
          </table:table-cell>
          <table:table-cell table:style-name="ce15" table:content-validation-name="val17" office:value-type="string">
            <text:p>Sí</text:p>
          </table:table-cell>
          <table:table-cell table:number-columns-repeated="2"/>
        </table:table-row>
        <table:table-row table:style-name="ro6">
          <table:table-cell table:style-name="ce2" office:value-type="float" office:value="16">
            <text:p>16</text:p>
          </table:table-cell>
          <table:table-cell table:style-name="ce5" office:value-type="string">
            <text:p>Abel Meneses</text:p>
          </table:table-cell>
          <table:table-cell table:style-name="ce2"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5">
            <text:p>05/11/13</text:p>
          </table:table-cell>
          <table:table-cell table:style-name="ce12" table:content-validation-name="val9"/>
          <table:table-cell table:style-name="ce12" table:content-validation-name="val12"/>
          <table:table-cell table:style-name="ce15" table:content-validation-name="val14" office:value-type="string">
            <text:p>Osiel ahora es que veo este correo. Te respondo las líneas.</text:p>
            <text:p/>
            <text:p>On Wed, 30 Oct 2013 10:23:15 +0100</text:p>
            <text:p>"Ing. Carlos Osiel Rojas Velázquez" &lt;corojas@uci.cu&gt; wrote:</text:p>
            <text:p/>
            <text:p>&gt; Estuve revisando la versión que está en </text:p>
            <text:p>&gt; http://chost.grm.uci.cu/gitlab/ y me interesa que la base de datos </text:p>
            <text:p>&gt; utilice postgresql pues queremos implementarle algunas características </text:p>
            <text:p>&gt; que requieren del uso de base de datos relacionales. Quisiéramos </text:p>
            <text:p>&gt; utilizar esta nueva versión añadiendo algunas cosas, pero quiero conocer </text:p>
            <text:p>&gt; si esto existe en esa versión. <text:s/></text:p>
            <text:p/>
            <text:p>En efecto todo está pensado para usar en PostgreSQL.</text:p>
            <text:p/>
            <text:p>&gt; <text:s text:c="2"/>* Indexación de libros a partir de un directorio en el servidor, para</text:p>
            <text:p>&gt; <text:s text:c="4"/>no perder los libros que ya tenemos. <text:s/></text:p>
            <text:p/>
            <text:p>Se pudiera hacer algún método para indexar recursivamente todos los libros. Leonardo y yo lo hicimos con 650Mb de txt y demoramos 35 minutos en una PC normal, 3Gh sin más núcleos y apenas 1Gb de RAM. Supongo que en un servidor será pan comido. Pero habría que hacer un script para llamar recursivamente al proceso de NLP e indexado para cada PDF en el directorio. No debe ser complicado.</text:p>
            <text:p/>
            <text:p>&gt; <text:s text:c="2"/>* Migración de datos de usuario de la versión que tenemos a la que</text:p>
            <text:p>&gt; <text:s text:c="4"/>ustedes han desarrollado, para no hacerlo manualmente. <text:s/></text:p>
            <text:p/>
            <text:p>Ni idea de como se podría. Habría que preguntar a Yusbel(yrnunez@grm.uci.cu) que conoce ambos códigos y tal vez podría sugerir algo. A nivel de BD postgreSQL podría hacerse, pero recuero que Sunshine usaba MongoDB, al menos hasta donde Eddy me dejó informado. Nosotros le sugerimos usar postgreSQL para manejar las cosas relacionales, pero nunca tuvimos retroalimentación de si lo usó o no.</text:p>
            <text:p/>
            <text:p>&gt; <text:s text:c="2"/>* Auto-arranque de servicios ante un fallo o reinicio del servidor. <text:s/></text:p>
            <text:p/>
            <text:p>Hay que hacer un par de demonios, pues actualmente hay que correr las tareas en segundo plano con Celery escribiendo un comando en una consola. Como no lo habíamos desplegado no dimos prioridad a esto. Tampoco debe ser complicado.</text:p>
            <text:p/>
            <text:p>Estos son los dos comandos corriendo:</text:p>
            <text:p>&gt; python manage.py runserver <text:s/>(este es para Django)</text:p>
            <text:p>&gt; python manage.py celery worker --loglevel=info (este es para celery) <text:s/></text:p>
            <text:p>Supongo que no es una tarea compleja.</text:p>
            <text:p/>
            <text:p>&gt; <text:s text:c="2"/>* Posibilidad de que sea corrido sobre CentOS 6.4 pues por políticas</text:p>
            <text:p>&gt; <text:s text:c="4"/>de la universidad están migrando los servidores a esa plataforma</text:p>
            <text:p>&gt; <text:s text:c="4"/>para tener uniformidad. <text:s/></text:p>
            <text:p/>
            <text:p>Aunque se que CentOS trabaja a golpe de .RPM al igual que otros Linux supongo que corre las bibliotecas de python sin compilar, o sea interpretando. No debería haber problemas. Sin embargo un par de binarios en C++ que agilizan tareas de procesamiento de lenguaje natural deberán ser compilados. Es el caso de porter_english cuyo código está ahí en el repo dentro de /libraries, pdftotext cuyo código perdí pero que está en internet y estoy tratando de conseguir nuevamente pues el pdftotext del paquete Xpdf es muy lento comparado con este que tenemos, y finalmente pdftoppm que viene también en Xpdf y el cual si puedes usar el que seguramente habrá en el repo de CentOS.</text:p>
            <text:p/>
            <text:p>Lo demás debe correr sin problemas, si mis conocimientos de GNU no me fallan.</text:p>
            <text:p/>
            <text:p>&gt; <text:s text:c="2"/>* Otro diseño, que el que tiene la versión descargada no está muy usable.</text:p>
            <text:p>&gt; <text:s text:c="2"/></text:p>
            <text:p/>
            <text:p>Esto te lo respondí en el otro correo. Existen unos HTML mejores pero no tengo capital humano para integrarlo y yo mismo ahora no puedo.</text:p>
            <text:p/>
            <text:p>Dime por favor si ves esta URL: https://gitcoholic.uclv.edu.cu/users/sign_in</text:p>
            <text:p>Y dime si puedes hacerte una cuenta en la pestaña 'Ordinary'.</text:p>
          </table:table-cell>
          <table:table-cell table:style-name="ce15" table:content-validation-name="val17" office:value-type="string">
            <text:p>Sí</text:p>
          </table:table-cell>
          <table:table-cell table:number-columns-repeated="2"/>
        </table:table-row>
        <table:table-row table:style-name="ro7">
          <table:table-cell table:style-name="ce2" office:value-type="float" office:value="17">
            <text:p>17</text:p>
          </table:table-cell>
          <table:table-cell table:style-name="ce2" office:value-type="string">
            <text:p>Abel Meneses</text:p>
          </table:table-cell>
          <table:table-cell table:style-name="ce5"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6">
            <text:p>06/11/13</text:p>
          </table:table-cell>
          <table:table-cell table:style-name="ce12" table:content-validation-name="val9"/>
          <table:table-cell table:style-name="ce12" table:content-validation-name="val12"/>
          <table:table-cell table:style-name="ce15" table:content-validation-name="val14" office:value-type="string">
            <text:p>Con lo del tema puedo ayudar, no tengo super conocimientos acerca de HTML y CSS pero me defiendo bastante bien, siempre que no tenga que inventarme yo el diseño. Podemos trabajar sobre el gitlab de la facultad regional de granma si es posible. </text:p>
            <text:p>No puedo accceder a la dirección que me diste, en algunas ocasiones me pide certificado de autenticidad, en otras me redirecciona a un error 404 y en otras lo que me hace es decirme que no encuentra la página. Pero puedo acceder al http://chost.grm.uci.cu. </text:p>
            <text:p>El tema de la migración de los datos, yo le escribo a Yusbel para ver que tal el tema. </text:p>
            <text:p>Ya yo he hablado con Eder sobre la implantación de una nueva versión, pues con esta estamos presentando algunos problemas y creo que lo mejor es crear una versión estable con algunas nuevas características. </text:p>
          </table:table-cell>
          <table:table-cell table:style-name="ce15" table:content-validation-name="val17" office:value-type="string">
            <text:p>Sí</text:p>
          </table:table-cell>
          <table:table-cell table:number-columns-repeated="2"/>
        </table:table-row>
        <table:table-row table:style-name="ro7">
          <table:table-cell table:style-name="ce2" office:value-type="float" office:value="18">
            <text:p>18</text:p>
          </table:table-cell>
          <table:table-cell table:style-name="ce5" office:value-type="string">
            <text:p>Abel Meneses</text:p>
          </table:table-cell>
          <table:table-cell table:style-name="ce2" office:value-type="string">
            <text:p>Eder Despaigne(Admin Redes UCI)</text:p>
          </table:table-cell>
          <table:table-cell table:style-name="ce9" table:content-validation-name="val3" office:value-type="string">
            <text:p>Digital</text:p>
          </table:table-cell>
          <table:table-cell table:style-name="ce10" table:content-validation-name="val6" office:value-type="date" office:date-value="2013-11-06">
            <text:p>06/11/13</text:p>
          </table:table-cell>
          <table:table-cell table:style-name="ce12" table:content-validation-name="val9"/>
          <table:table-cell table:style-name="ce12" table:content-validation-name="val12"/>
          <table:table-cell table:style-name="ce15" table:content-validation-name="val14" office:value-type="string">
            <text:p>Te dejo adjunto el correo de junio para que puedas seguir la pista de lo que hablamos hace casi 5 meses.</text:p>
            <text:p/>
            <text:p>Recién he retomado con Osiel la tarea de hacer el nuevo Sunshine, en realidad ya está hecho exceptuando la integración de los HTMLs (o sea las vistas), tiene puestas unas más o menos para ir mirando los resultados de los algoritmos en los que si he trabajado intensivo y sin parar desde que hablamos en junio. De hecho estoy en la UCLV adelantando mi doctorado que es en procesamiento de lenguaje natural y minería de textos. En el futuro esta herramienta que estoy preparando(Sunshine con más cosas) debería servir para detectar duplicados, ediciones de un mismo libro, DETECTAR PLAGIO, etiquetar automáticamente, recomendar lecturas automáticamente, etc, etc... Espero que la UCI pueda ser uno de mis pilotos de prueba, pues este proyecto es de conjunto con la universidad de Camagüey, me gustaría hacer honor a mis viejos compañeros en la UCI también.</text:p>
            <text:p/>
            <text:p>Mira mi pregunta entonces:</text:p>
            <text:p>¿Por qué no se vería esta URL desde la UCI?</text:p>
            <text:p>https://gitcoholic.uclv.edu.cu/users/sign_in</text:p>
            <text:p>¿comunidades.uci.cu expiró? ¿No pueden montar un git que se vea en todo el MES para trabajar conectado desde aquí con Osiel? </text:p>
            <text:p>¿orion.mes.edu.cu es una URL de ustedes? Fue la que me recomendaron pero no se ve desde la UCLV.</text:p>
            <text:p>Es URL: http://200.14.48.91/sphider/search.php que me comentaste hablaste con Presmanes en el MES sabes si tiene un nombre de dominio ya más atractivo.</text:p>
          </table:table-cell>
          <table:table-cell table:style-name="ce15" table:content-validation-name="val17" office:value-type="string">
            <text:p>No</text:p>
          </table:table-cell>
          <table:table-cell table:number-columns-repeated="2"/>
        </table:table-row>
        <table:table-row table:style-name="ro8">
          <table:table-cell table:style-name="ce2" office:value-type="float" office:value="19">
            <text:p>19</text:p>
          </table:table-cell>
          <table:table-cell table:style-name="ce5" office:value-type="string">
            <text:p>Abel Meneses</text:p>
          </table:table-cell>
          <table:table-cell table:style-name="ce2"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6">
            <text:p>06/11/13</text:p>
          </table:table-cell>
          <table:table-cell table:style-name="ce12" table:content-validation-name="val9"/>
          <table:table-cell table:style-name="ce12" table:content-validation-name="val12"/>
          <table:table-cell table:style-name="ce15" table:content-validation-name="val14" office:value-type="string">
            <text:p>Voy a revisar los HTMLs para enviártelos todos adjuntos por correo con el nombre que corresponda al requisito en la LRP o al nombre de la pantalla tipo.</text:p>
            <text:p>Yo lamentablemente no veo el gitlab de la FRG. Así que he escrito a Eder para ver si activan comunidades o un servicio que se vea en el MES para poder desarrollar esto en paralelo. Pues de otra forma sería agotador. Si pudieramos ver aunque sea algo como comunidades.uci.cu o se viera como humanos en la red del mes, yo podría tirar todos mis commits y estoy seguro de que adelantaríamos.</text:p>
            <text:p>¿Puedes hacer una convocatoria en Humanos para un par de desarrolladores de HTML CSS y Javascript? Aquí hay cosas en las vistas que son importantes y que aún no manejo en la BD que tiene el nuevo proyecto. Cosas que ya estaban como por ejemplo: los querys que han ido haciendo los usuarios (a esto es a lo que llaman colective intelligence) y que permite implementar cosas en el ranking, en el quizás quiso decir, etc.</text:p>
            <text:p>A qué llamas inventar el diseño, a los prototipos?</text:p>
          </table:table-cell>
          <table:table-cell table:style-name="ce15" table:content-validation-name="val17" office:value-type="string">
            <text:p>Sí</text:p>
          </table:table-cell>
          <table:table-cell table:number-columns-repeated="2"/>
        </table:table-row>
        <table:table-row table:style-name="ro6">
          <table:table-cell table:style-name="ce2" office:value-type="float" office:value="20">
            <text:p>20</text:p>
          </table:table-cell>
          <table:table-cell table:style-name="ce2" office:value-type="string">
            <text:p>Abel Meneses</text:p>
          </table:table-cell>
          <table:table-cell table:style-name="ce5"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8">
            <text:p>08/11/13</text:p>
          </table:table-cell>
          <table:table-cell table:style-name="ce12" table:content-validation-name="val9"/>
          <table:table-cell table:style-name="ce12" table:content-validation-name="val12"/>
          <table:table-cell table:style-name="ce15" table:content-validation-name="val14" office:value-type="string">
            <text:p>El 06/11/13 16:44, Abel Meneses Abad escribió:</text:p>
            <text:p>&gt; Voy a revisar los HTMLs para enviártelos todos adjuntos por correo con el nombre que corresponda al requisito en la LRP o al nombre de la pantalla tipo.</text:p>
            <text:p>&gt; Yo lamentablemente no veo el gitlab de la FRG. Así que he escrito a Eder para ver si activan comunidades o un servicio que se vea en el MES para poder desarrollar esto en paralelo. Pues de otra forma sería agotador. Si pudieramos ver aunque sea algo como comunidades.uci.cu o se viera como humanos en la red del mes, yo podría tirar todos mis commits y estoy seguro de que adelantaríamos. <text:s/></text:p>
            <text:p>Yo en estos días estoy en la gestión para montar un servidor de bitnami </text:p>
            <text:p>gitlab para usarlo en las comunidades, de ahí solo queda que este quede </text:p>
            <text:p>abierto para toda la red nacional o al menos la del mes. Ya lo tengo </text:p>
            <text:p>corriendo sobre centos que es de lo requerimientos que nos piden.</text:p>
            <text:p>&gt; ¿Puedes hacer una convocatoria en Humanos para un par de desarrolladores de HTML CSS y Javascript? Aquí hay cosas en las vistas que son importantes y que aún no manejo en la BD que tiene el nuevo proyecto. Cosas que ya estaban como por ejemplo: los querys que han ido haciendo los usuarios (a esto es a lo que llaman colective intelligence) y que permite implementar cosas en el ranking, en el quizás quiso decir, etc. <text:s/></text:p>
            <text:p>Ya hice una convocatoria sobre el desarrollo de Sunshine algunos </text:p>
            <text:p>interesados me han escrito, tenemos que realizar un pequeño encuentro </text:p>
            <text:p>para ver las habilidades de cada cuál y en que pueden ayudar.</text:p>
            <text:p>Para la administración tengo pensado crear un buen panel que me gestione </text:p>
            <text:p>unas cuantas cosas, pues el acceso mediante SSH no va a ser posible.</text:p>
            <text:p>&gt; A qué llamas inventar el diseño, a los prototipos? <text:s/></text:p>
            <text:p>A los prototipos no, sino a la elección de colores, usabilidad y esas cosas.</text:p>
            <text:p>&gt; Saludos, seguimos en contacto.</text:p>
            <text:p>&gt;</text:p>
            <text:p>&gt; PD: Por cierto después debería hacerte un correo para explicarte todas las ideas de este Sunshine nuevo. <text:s/></text:p>
            <text:p>Genial para entender un poco este nuevo.</text:p>
            <text:p>&gt; Voy a tratar de trabajar con Ozkar en Holguín para que me ayude con lo del manejo de los usuarios, pues hay unas ideas para que el sistema se autogestione solo a partir del comportamiento de los usuarios. <text:s/></text:p>
            <text:p>Algo que olvide. Tiene integración a un smtp??</text:p>
          </table:table-cell>
          <table:table-cell table:style-name="ce15" table:content-validation-name="val17" office:value-type="string">
            <text:p>Sí</text:p>
          </table:table-cell>
          <table:table-cell table:number-columns-repeated="2"/>
        </table:table-row>
        <table:table-row table:style-name="ro9">
          <table:table-cell table:style-name="ce2" office:value-type="float" office:value="21">
            <text:p>21</text:p>
          </table:table-cell>
          <table:table-cell table:style-name="ce5" office:value-type="string">
            <text:p>Abel Meneses</text:p>
          </table:table-cell>
          <table:table-cell table:style-name="ce2" office:value-type="string">
            <text:p>Carlos Osiel Rojas Velázquez(Miembro Grupo Redes UCI)</text:p>
          </table:table-cell>
          <table:table-cell table:style-name="ce9" table:content-validation-name="val3" office:value-type="string">
            <text:p>Digital</text:p>
          </table:table-cell>
          <table:table-cell table:style-name="ce10" table:content-validation-name="val6" office:value-type="date" office:date-value="2013-11-08">
            <text:p>08/11/13</text:p>
          </table:table-cell>
          <table:table-cell table:style-name="ce12" table:content-validation-name="val9"/>
          <table:table-cell table:style-name="ce12" table:content-validation-name="val12"/>
          <table:table-cell table:style-name="ce15" table:content-validation-name="val14" office:value-type="string">
            <text:p>On Wed, 06 Nov 2013 11:13:08 +0100</text:p>
            <text:p>"Ing. Carlos Osiel Rojas Velázquez" &lt;corojas@uci.cu&gt; wrote:</text:p>
            <text:p/>
            <text:p>&gt; El 06/11/13 16:44, Abel Meneses Abad escribió: <text:s/></text:p>
            <text:p>&gt; &gt; Voy a revisar los HTMLs para enviártelos todos adjuntos por correo con el nombre que corresponda al requisito en la LRP o al nombre de la pantalla tipo.</text:p>
            <text:p>&gt; &gt; Yo lamentablemente no veo el gitlab de la FRG. Así que he escrito a Eder para ver si activan comunidades o un servicio que se vea en el MES para poder desarrollar esto en paralelo. Pues de otra forma sería agotador. Si pudieramos ver aunque sea algo como comunidades.uci.cu o se viera como humanos en la red del mes, yo podría tirar todos mis commits y estoy seguro de que adelantaríamos. <text:s/></text:p>
            <text:p>&gt; Yo en estos días estoy en la gestión para montar un servidor de bitnami </text:p>
            <text:p>&gt; gitlab para usarlo en las comunidades, de ahí solo queda que este quede </text:p>
            <text:p>&gt; abierto para toda la red nacional o al menos la del mes. Ya lo tengo </text:p>
            <text:p>&gt; corriendo sobre centos que es de lo requerimientos que nos piden. <text:s/></text:p>
            <text:p/>
            <text:p>Excelente. Esto abrirá posibilidades. Dale prioridad.</text:p>
            <text:p/>
            <text:p>&gt; &gt; ¿Puedes hacer una convocatoria en Humanos para un par de desarrolladores de HTML CSS y Javascript? Aquí hay cosas en las vistas que son importantes y que aún no manejo en la BD que tiene el nuevo proyecto. Cosas que ya estaban como por ejemplo: los querys que han ido haciendo los usuarios (a esto es a lo que llaman colective intelligence) y que permite implementar cosas en el ranking, en el quizás quiso decir, etc. <text:s/></text:p>
            <text:p>&gt; Ya hice una convocatoria sobre el desarrollo de Sunshine algunos </text:p>
            <text:p>&gt; interesados me han escrito, tenemos que realizar un pequeño encuentro </text:p>
            <text:p>&gt; para ver las habilidades de cada cuál y en que pueden ayudar.</text:p>
            <text:p>&gt; Para la administración tengo pensado crear un buen panel que me gestione </text:p>
            <text:p>&gt; unas cuantas cosas, pues el acceso mediante SSH no va a ser posible. <text:s/></text:p>
            <text:p/>
            <text:p>+1</text:p>
            <text:p>Una vez el bitnami este equipo podría ayudar mucho más.</text:p>
            <text:p/>
            <text:p>&gt; &gt; A qué llamas inventar el diseño, a los prototipos? <text:s/></text:p>
            <text:p>&gt; A los prototipos no, sino a la elección de colores, usabilidad y esas cosas. <text:s/></text:p>
            <text:p/>
            <text:p>No te preocupes entonces pues todos los diseños están, las pantallas tipo, y los colores. Los diseños de Carlos Alberto Giralt(graduado de Artemisa) servirán, también tengo algunos de los HTMLs ya programados por el, solo es integrarlos.</text:p>
            <text:p/>
            <text:p>&gt; &gt; PD: Por cierto después debería hacerte un correo para explicarte todas las ideas de este Sunshine nuevo. <text:s/></text:p>
            <text:p>&gt; Genial para entender un poco este nuevo. <text:s/></text:p>
            <text:p/>
            <text:p>Aquí te va:</text:p>
            <text:p>- Sunshine se hizo para manejar colecciones personales.</text:p>
            <text:p>Esta idea filosófica funcionó bien.</text:p>
            <text:p>- Sin embargo nunca pudo manejar varias colecciones para un mismo usuario. O sea esto es algo que hay que implementar.</text:p>
            <text:p>- Los sistemas internacionales para guardar libros y otros textos, utilizan funciones de recomendación. Ejemplo: "los usuarios que han descargado ESTO también han descargado AQUELLo".</text:p>
            <text:p>- El índice se hizo con Xapian, buena herramienta pero es lo que yo llamo de juguete. Un índice de n-grams como el de whoosh puede dar más trigo a la larga y consume menos recurso para ejecutar cualquier operación.</text:p>
            <text:p>- Sunshine no estaba pensado para procesar correctamente por lenguajes, así que <text:s/>nada de soporte para Español. No tenía recursos léxicos: stopwords(solo lo básico), POS(Part Of Speech), Diccionario semántico,...</text:p>
            <text:p>- Detección de duplicados o ediciones, implementado pero nunca desplegado.</text:p>
            <text:p>- Ranking se hizo muy poco, la versión en línea tiene serios problemas con esto, se hizo unos cambios pero nunca se desplegaron. Whoosh tiene bastantes cosillas para agilizar esto.</text:p>
            <text:p>- Resumen: Eddy implementó lo que tiene hoy, es un algoritmo propio, pero carece de fundamento. Ya en la versión actual hay otro algoritmo más eficaz y whoosh maneja también el higligth de los términos buscados en el resumen.</text:p>
            <text:p>- Es necesario que el sistema se autogestione, asigne o quite opciones de acuerdo al comportamiento de los usuarios. Esto lo he hablado con Ozkar para que me ayude a implementarlo, yo ya lo tengo diseñado desde hace dos años.</text:p>
            <text:p>- Operaciones sobre documentos o colecciones, nunca se completaron todas las ideas en el Sunshine inicial. Por ejemplo los comentarios nunca se activaron.</text:p>
            <text:p>- Question-Answer para conversar con el libro o una colección y saber si lo que busco realmente está ahí en alguno de esos textos.</text:p>
            <text:p>- Índice eficiente tanto en peso como en velocidad para procesar, python-nltk+c++ y whoosh hacen verdaderamente esto posible.</text:p>
            <text:p>- OCR a documentos escaneados para recuperar algo de información. Existen soluciones pesadas que se pueden poner en un servidor y de lo cual podemos hablar.</text:p>
            <text:p>- Búsquedas difusas.</text:p>
            <text:p>- Implementar un quizás quiso decir.</text:p>
            <text:p>- Generar el bibtex de un libro, o una colección. Y así utilizarlo en Zotero o Mendeley.</text:p>
            <text:p>- Y finalmente un módulo para detectar plagio.</text:p>
            <text:p>Esto es más o menos todo lo diseñado para mejorarlo. Espero podamos llevarlo a vías de hecho.</text:p>
            <text:p/>
            <text:p>&gt; &gt; Voy a tratar de trabajar con Ozkar en Holguín para que me ayude con lo del manejo de los usuarios, pues hay unas ideas para que el sistema se autogestione solo a partir del comportamiento de los usuarios. <text:s/></text:p>
            <text:p>&gt; Algo que olvide. Tiene integración a un smtp?? <text:s/></text:p>
            <text:p/>
            <text:p>No priorizamos nada de esto. Así que el módulo de usuarios solo tiene algo básico para autenticarse.</text:p>
            <text:p>Ya hablé con Ozkar algunas cosas, veremos si para Enero podemos hacer algo.</text:p>
            <text:p>Abrazos.</text:p>
          </table:table-cell>
          <table:table-cell table:style-name="ce15" table:content-validation-name="val17" office:value-type="string">
            <text:p>No</text:p>
          </table:table-cell>
          <table:table-cell table:number-columns-repeated="2"/>
        </table:table-row>
        <table:table-row table:style-name="ro10">
          <table:table-cell table:style-name="ce2" office:value-type="float" office:value="22">
            <text:p>22</text:p>
          </table:table-cell>
          <table:table-cell table:style-name="ce2" office:value-type="string">
            <text:p>Abel Meneses</text:p>
          </table:table-cell>
          <table:table-cell table:style-name="ce5"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06">
            <text:p>06/01/14</text:p>
          </table:table-cell>
          <table:table-cell table:style-name="ce12" table:content-validation-name="val9"/>
          <table:table-cell table:style-name="ce12" table:content-validation-name="val12"/>
          <table:table-cell table:style-name="ce15" table:content-validation-name="val14" office:value-type="string">
            <text:p>Hola Abel, no se si te acuerdas de mi, soy Rafa, de Pinar del Rio, el gordo...</text:p>
            <text:p>bueno te escribo por lo siguiente, creo haberte escuchado decir en alguna</text:p>
            <text:p>conversación en Santa Clara que ustedes tenía un sistema de recuperación de</text:p>
            <text:p>información que les interesaba probar en diferentes universidades, bueno, en</text:p>
            <text:p>estos momentos estoy trabajando en el pedagógico de pinar del rio, y me</text:p>
            <text:p>interesaría, si todavía es posible, instalar eso aquí</text:p>
            <text:p/>
            <text:p>bueno, felicidades por el nuevo año</text:p>
            <text:p>y ya eres doctor o que? yo ando más que atrasado y sin embargo este correo que</text:p>
            <text:p>escribo no tiene nada que ver con el doctorado, locuras de uno...</text:p>
          </table:table-cell>
          <table:table-cell table:style-name="ce15" table:content-validation-name="val17" office:value-type="string">
            <text:p>Sí</text:p>
          </table:table-cell>
          <table:table-cell table:number-columns-repeated="2"/>
        </table:table-row>
        <table:table-row table:style-name="ro11">
          <table:table-cell table:style-name="ce2" office:value-type="float" office:value="23">
            <text:p>23</text:p>
          </table:table-cell>
          <table:table-cell table:style-name="ce5" office:value-type="string">
            <text:p>Abel Meneses</text:p>
          </table:table-cell>
          <table:table-cell table:style-name="ce2"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13">
            <text:p>13/01/14</text:p>
          </table:table-cell>
          <table:table-cell table:style-name="ce12" table:content-validation-name="val9"/>
          <table:table-cell table:style-name="ce12" table:content-validation-name="val12"/>
          <table:table-cell table:style-name="ce15" table:content-validation-name="val14" office:value-type="string">
            <text:p>&gt; Rafa, a partir de ahora escríbeme al correo del doctorado. Tengo este</text:p>
            <text:p>&gt; correo en Granma por si acaso, pero estoy trabajando en la UCLV, me he</text:p>
            <text:p>&gt; mudado para estar más cerca del comité del doctorado.</text:p>
            <text:p>&gt; </text:p>
            <text:p>&gt; Claro que es posible. No está todo a punto porque el hombre que hace</text:p>
            <text:p>&gt; las interfaces ha estado con la mamá operada hace algún tiempo. Pero</text:p>
            <text:p>&gt; habíamos quedado que otro programaría algunas cosas en el fin de año.</text:p>
            <text:p>&gt; </text:p>
            <text:p>&gt; Te pido que me indagues si podré usar vuestros documentos para mi</text:p>
            <text:p>&gt; tesis de doctorado. Pues ya tengo implementado el primer algoritmo de</text:p>
            <text:p>&gt; detección de plagio parafrástico, que por supuesto detecta plagio</text:p>
            <text:p>&gt; literal y se lo estoy poniendo al sistema. Yo puedo firmar un acuerdo</text:p>
            <text:p>&gt; de no transferir los documentos. Solo necesito los números de los</text:p>
            <text:p>&gt; experimentos, por ejemplo: tiempos que demora, cantidad de casos que</text:p>
            <text:p>&gt; detectó, etc.</text:p>
            <text:p>&gt; </text:p>
            <text:p>&gt; Respóndeme al correo UCLV en 3 días estaré allá, ahora estoy en ciego</text:p>
            <text:p>&gt; de ávila terminando un trabajo. Abrazos.</text:p>
          </table:table-cell>
          <table:table-cell table:style-name="ce15" table:content-validation-name="val17" office:value-type="string">
            <text:p>Sí</text:p>
          </table:table-cell>
          <table:table-cell table:number-columns-repeated="2"/>
        </table:table-row>
        <table:table-row table:style-name="ro12">
          <table:table-cell table:style-name="ce2" office:value-type="float" office:value="24">
            <text:p>24</text:p>
          </table:table-cell>
          <table:table-cell table:style-name="ce2" office:value-type="string">
            <text:p>Abel Meneses</text:p>
          </table:table-cell>
          <table:table-cell table:style-name="ce5"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15">
            <text:p>15/01/14</text:p>
          </table:table-cell>
          <table:table-cell table:style-name="ce12" table:content-validation-name="val9"/>
          <table:table-cell table:style-name="ce12" table:content-validation-name="val12"/>
          <table:table-cell table:style-name="ce15" table:content-validation-name="val14" office:value-type="string">
            <text:p>Hola Abel, </text:p>
            <text:p>lo de usar los documentos no tiene problemas, lo del tema legal no lo tengo </text:p>
            <text:p>totalmente claro, pero no debe haber <text:s/>lio.</text:p>
            <text:p>entonces si estás en la uclv me podras averiguar por Carlos Perez, necesito </text:p>
            <text:p>saber si está allá para ir en febrero. Me imagino que por esa fecha podremos </text:p>
            <text:p>ver lo de tu sistema. </text:p>
            <text:p>Yo te dije que esto no lo quería para nada del doctorado, pero he estado </text:p>
            <text:p>pensando y puede ser interesante desarrollar visualizaciones que tengan que </text:p>
            <text:p>ver con IR, aunque hay algo hecho. </text:p>
            <text:p>Bueno de cualquier <text:s/>manera estamos en contacto. </text:p>
            <text:p>averiguame lo de cperez y dime como podemos hacer para instalar tu sistema </text:p>
            <text:p>aquí. </text:p>
            <text:p/>
            <text:p>Rafa</text:p>
          </table:table-cell>
          <table:table-cell table:style-name="ce15" table:content-validation-name="val17" office:value-type="string">
            <text:p>Sí</text:p>
          </table:table-cell>
          <table:table-cell table:number-columns-repeated="2"/>
        </table:table-row>
        <table:table-row table:style-name="ro13">
          <table:table-cell table:style-name="ce2" office:value-type="float" office:value="25">
            <text:p>25</text:p>
          </table:table-cell>
          <table:table-cell table:style-name="ce5" office:value-type="string">
            <text:p>Abel Meneses</text:p>
          </table:table-cell>
          <table:table-cell table:style-name="ce2"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15">
            <text:p>15/01/14</text:p>
          </table:table-cell>
          <table:table-cell table:style-name="ce12" table:content-validation-name="val9"/>
          <table:table-cell table:style-name="ce12" table:content-validation-name="val12"/>
          <table:table-cell table:style-name="ce15" table:content-validation-name="val14" office:value-type="string">
            <text:p>&gt; Saludos Rafa, bueno menos mal que me escribiste aquí para contestarte</text:p>
            <text:p>&gt; rápido.</text:p>
            <text:p>&gt; </text:p>
            <text:p>&gt; Mira el lunes ya yo estoy en la UCLV y paso por allá. Carlos había</text:p>
            <text:p>&gt; salido para Alemania como tantas veces. No se si estará ahí ahora,</text:p>
            <text:p>&gt; pero yo le pregunto a su sustituto que me llevo muy bien con el, uno</text:p>
            <text:p>&gt; de sus doctorantes.</text:p>
            <text:p>&gt; </text:p>
            <text:p>&gt; En cuanto al sistema no es muy problemático. Solo debo revisar lo que</text:p>
            <text:p>&gt; hicieron los desarrolladores de la interfaz durante diciembre. Y</text:p>
            <text:p>&gt; agregar mis algoritmos optimizados que terminé recién el 10 de enero</text:p>
            <text:p>&gt; para lo del plagio.</text:p>
            <text:p>&gt; </text:p>
            <text:p>&gt; La ventajar de python es que es muy fácil correr un sistema como este.</text:p>
            <text:p>&gt; Algunas preguntas para preparar el manual. ¿El admin quién será tú? Si</text:p>
            <text:p>&gt; no eres tú ¿En que estará el servidor Windows o Linux? Si es Linux,</text:p>
            <text:p>&gt; ¿sabe python el admin? Prepararía un manual(ya existe uno) que sea un</text:p>
            <text:p>&gt; kake, para que no pase trabajo. Está escrito hoy en día para usar con</text:p>
            <text:p>&gt; Ubuntu 12.04 que es el LTS(estable con soporte de Canonical) actual.</text:p>
            <text:p>&gt; </text:p>
            <text:p>&gt; En cuanto a lo legal de las tesis, yo solo necesito que mi sistema</text:p>
            <text:p>&gt; pueda hurgar y generar estadísticas, ejemplo: hay n casos de plagio</text:p>
            <text:p>&gt; literal, o texto reusado sin cuotas, hay m casos de plagio</text:p>
            <text:p>&gt; parafrástico de tal tipo, etc... Le serviría los reportes con los</text:p>
            <text:p>&gt; nombres a la universidad para que ellos hiciesen con esa información</text:p>
            <text:p>&gt; lo que deseen. Esto debería ser autorizado por la biblioteca. Al mismo</text:p>
            <text:p>&gt; tiempo cada profesor puede tener un perfil donde tendrá colecciones de</text:p>
            <text:p>&gt; libros, artículos, etc para su consumo y trabajo personal o para</text:p>
            <text:p>&gt; servir públicamente.</text:p>
            <text:p>&gt; </text:p>
            <text:p>&gt; Un abrazo.</text:p>
          </table:table-cell>
          <table:table-cell table:style-name="ce15" table:content-validation-name="val17" office:value-type="string">
            <text:p>Sí</text:p>
          </table:table-cell>
          <table:table-cell table:number-columns-repeated="2"/>
        </table:table-row>
        <table:table-row table:style-name="ro14">
          <table:table-cell table:style-name="ce2" office:value-type="float" office:value="26">
            <text:p>26</text:p>
          </table:table-cell>
          <table:table-cell table:style-name="ce2" office:value-type="string">
            <text:p>Abel Meneses</text:p>
          </table:table-cell>
          <table:table-cell table:style-name="ce5"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15">
            <text:p>15/01/14</text:p>
          </table:table-cell>
          <table:table-cell table:style-name="ce12" table:content-validation-name="val9"/>
          <table:table-cell table:style-name="ce12" table:content-validation-name="val12"/>
          <table:table-cell table:style-name="ce15" table:content-validation-name="val14" office:value-type="string">
            <text:p>oye pregunté mejor lo del tema legal... no debe haber lio.</text:p>
            <text:p>me dices como le hacemos para cojer el sistema.. yo no iría hasta febrero por </text:p>
            <text:p>la uclv pero si no hace falta no hay que esperar a esa fecha... </text:p>
          </table:table-cell>
          <table:table-cell table:style-name="ce15" table:content-validation-name="val17" office:value-type="string">
            <text:p>Sí</text:p>
          </table:table-cell>
          <table:table-cell table:number-columns-repeated="2"/>
        </table:table-row>
        <table:table-row table:style-name="ro15">
          <table:table-cell table:style-name="ce2" office:value-type="float" office:value="27">
            <text:p>27</text:p>
          </table:table-cell>
          <table:table-cell table:style-name="ce5" office:value-type="string">
            <text:p>Abel Meneses</text:p>
          </table:table-cell>
          <table:table-cell table:style-name="ce2"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16">
            <text:p>16/01/14</text:p>
          </table:table-cell>
          <table:table-cell table:style-name="ce12" table:content-validation-name="val9"/>
          <table:table-cell table:style-name="ce12" table:content-validation-name="val12"/>
          <table:table-cell table:style-name="ce15" table:content-validation-name="val14" office:value-type="string">
            <text:p>&gt; Hola Rafa.</text:p>
            <text:p>&gt; Que bueno saber lo de las cuestiones legales. Necesito de todas formas</text:p>
            <text:p>&gt; para referenciarlo en mi tesis conversar con la directora de la</text:p>
            <text:p>&gt; biblioteca. ¿Darás servicio a toda la universidad, verdad? Entonces,</text:p>
            <text:p>&gt; ¿Qué usan actualmente en la biblioteca? Hasta donde yo se hay un pacto</text:p>
            <text:p>&gt; nacional entre las bibliotecas de usar ABCD(gestión bibliofráfica, no</text:p>
            <text:p>&gt; indexa contenidos solo metadatos de documentos), y Dspace(gestión</text:p>
            <text:p>&gt; documental, indexa contenidos).</text:p>
            <text:p>&gt; </text:p>
            <text:p>&gt; En Camagüey por ejemplo, done hago la tesis de doctorado, la</text:p>
            <text:p>&gt; biblioteca no puede publicar las tesis de pregrado en la red nacional</text:p>
            <text:p>&gt; porque no tiene como verificar que haya plagio de otros artículos,</text:p>
            <text:p>&gt; tesis o lo que sea a nivel nacional. Así que si eres de la red del MES</text:p>
            <text:p>&gt; y quieres ver lo que se investiga en Camagüey solo encontrarás tesis</text:p>
            <text:p>&gt; de maestría y tesis de doctorado. Estas tampoco tienen forma de</text:p>
            <text:p>&gt; verificarlas. Por eso es que creo que es tremendamente útil el</text:p>
            <text:p>&gt; servicio en el que estoy trabajando, y no solo yo lo creo importante,</text:p>
            <text:p>&gt; sino toda la comunidad que publica e investiga en el mundo en esta</text:p>
            <text:p>&gt; área, te lo digo con más de 200 artículos leídos ya sobre este tema.</text:p>
            <text:p>&gt; </text:p>
            <text:p>&gt; Sobre tu pregunta de ¿sí es un buscador?</text:p>
            <text:p>&gt; Efectivamente el sistema tiene una función de "buscar", que aparece</text:p>
            <text:p>&gt; por todos lados. Utiliza por debajo una biblioteca de python que es un</text:p>
            <text:p>&gt; motor de Information Retrieval llamada "python-whoosh". Hay cosas más</text:p>
            <text:p>&gt; avanzadas en el mundo, pero casi todas son en java o muy pesadas. Sin</text:p>
            <text:p>&gt; embargo esta biblioteca tiene implementado los índices de n-grams que</text:p>
            <text:p>&gt; son algo muy eficiente y utilizado, y un modelo de recuperación de los</text:p>
            <text:p>&gt; más conocidos BMK25(algo así). Además estoy usando algunas cosas</text:p>
            <text:p>&gt; hechas en C++ que se linkean desde python. Estoy trabajando en eso</text:p>
            <text:p>&gt; actualmente pues es un API nuevo pero con los mejores recursos para el</text:p>
            <text:p>&gt; idioma español.</text:p>
            <text:p>&gt; </text:p>
            <text:p>&gt; Como te decía mi preocupación son las interfaces visuales, que no</text:p>
            <text:p>&gt; puedo hacer yo porque no se el HTML y CSS que hace falta. Y no se si</text:p>
            <text:p>&gt; mis colegas lo habrán terminado a tiempo para febrero. De todas formas</text:p>
            <text:p>&gt; te llevas lo que está. Estoy tratando además con el patrocinio de la</text:p>
            <text:p>&gt; Univ. de Camagüey que me den un sitio en la red del MES para colocar</text:p>
            <text:p>&gt; el proyecto y que cualquiera pueda descargarlo y usarlo previa</text:p>
            <text:p>&gt; consulta conmigo para poder recoger los datos de todos los que lo usan</text:p>
            <text:p>&gt; y ponerlo en mi investigación.</text:p>
            <text:p>&gt; </text:p>
            <text:p>&gt; En cuanto a lo de 12.04 es necesario, porque aquí hay bibliotecas que</text:p>
            <text:p>&gt; se pusieron que necesitan de otras del sistema que ya no están en</text:p>
            <text:p>&gt; 10.04, siempre se trabajó en función de esta versión estable del</text:p>
            <text:p>&gt; sistema.</text:p>
            <text:p>&gt; </text:p>
            <text:p>&gt; Un abrazo.</text:p>
            <text:p>&gt; </text:p>
          </table:table-cell>
          <table:table-cell table:style-name="ce15" table:content-validation-name="val17" office:value-type="string">
            <text:p>Sí</text:p>
          </table:table-cell>
          <table:table-cell table:number-columns-repeated="2"/>
        </table:table-row>
        <table:table-row table:style-name="ro16">
          <table:table-cell table:style-name="ce2" office:value-type="float" office:value="28">
            <text:p>28</text:p>
          </table:table-cell>
          <table:table-cell table:style-name="ce2" office:value-type="string">
            <text:p>Abel Meneses</text:p>
          </table:table-cell>
          <table:table-cell table:style-name="ce5"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20">
            <text:p>20/01/14</text:p>
          </table:table-cell>
          <table:table-cell table:style-name="ce12" table:content-validation-name="val9"/>
          <table:table-cell table:style-name="ce12" table:content-validation-name="val12"/>
          <table:table-cell table:style-name="ce15" table:content-validation-name="val14" office:value-type="string">
            <text:p>bueno mira no te había dicho nada porque primero tenía que hablar con ella, </text:p>
            <text:p>una de mis hermanas es la directora de la biblioteca de la universidad de </text:p>
            <text:p>pinar del rio, le interesó mucho la idea, ellos actualmente estan usando </text:p>
            <text:p>Greenstone, y algo que supongo que es el ABCD pero ella me habló de que este </text:p>
            <text:p>proyecto está aún en desarrollo,</text:p>
            <text:p>de cualquier manera le interesa mucho tu proyecto, los temas legales ya con </text:p>
            <text:p>ella es más fácil</text:p>
            <text:p>además, es muy probable (casi seguro) que en septiembre aquí en pinar del rio </text:p>
            <text:p>empiece lo de fundir las universidades, la de deporte, la pedagógica y la </text:p>
            <text:p>general, así que debe ser mucho más fácil todo ya que solo hay que hablar con </text:p>
            <text:p>un jefe... </text:p>
            <text:p/>
            <text:p>por otro lado, ya estas en santa clara?</text:p>
            <text:p>sabes si cperez <text:s/>está?</text:p>
            <text:p>un abrazo </text:p>
            <text:p>Rafa</text:p>
          </table:table-cell>
          <table:table-cell table:style-name="ce15" table:content-validation-name="val17" office:value-type="string">
            <text:p>Sí</text:p>
          </table:table-cell>
          <table:table-cell table:number-columns-repeated="2"/>
        </table:table-row>
        <table:table-row table:style-name="ro3">
          <table:table-cell table:style-name="ce2" office:value-type="float" office:value="29">
            <text:p>29</text:p>
          </table:table-cell>
          <table:table-cell table:style-name="ce5" office:value-type="string">
            <text:p>Abel Meneses</text:p>
          </table:table-cell>
          <table:table-cell table:style-name="ce2"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21">
            <text:p>21/01/14</text:p>
          </table:table-cell>
          <table:table-cell table:style-name="ce12" table:content-validation-name="val9"/>
          <table:table-cell table:style-name="ce12" table:content-validation-name="val12"/>
          <table:table-cell table:style-name="ce15" table:content-validation-name="val14" office:value-type="string">
            <text:p>&gt; Rafa, ya estoy en la UCLV.</text:p>
            <text:p>&gt; Supe que Carlos no estÃ¡ aquÃ­ pero el socio no estaba asÃ­ que no tengo</text:p>
            <text:p>&gt; detalles, deja ver si Leticia cuando salga de su reuniÃ³n me dice.</text:p>
            <text:p>&gt;</text:p>
            <text:p>&gt; Me alegra lo que me comentas de tu hermana. Me parece genial que podamos</text:p>
            <text:p>&gt; colaborar. Yo quisiera poder ver el famoso Greenstone operando, pero al</text:p>
            <text:p>&gt; menos en CamagÃ¼ey todavÃ­a estaban en paÃ±ales con esto, y montando el</text:p>
            <text:p>&gt; sitio.</text:p>
            <text:p>&gt;</text:p>
            <text:p>&gt; Abrazos.</text:p>
          </table:table-cell>
          <table:table-cell table:style-name="ce15" table:content-validation-name="val17" office:value-type="string">
            <text:p>Sí</text:p>
          </table:table-cell>
          <table:table-cell table:number-columns-repeated="2"/>
        </table:table-row>
        <table:table-row table:style-name="ro17">
          <table:table-cell table:style-name="ce2" office:value-type="float" office:value="30">
            <text:p>30</text:p>
          </table:table-cell>
          <table:table-cell table:style-name="ce2" office:value-type="string">
            <text:p>Abel Meneses</text:p>
          </table:table-cell>
          <table:table-cell table:style-name="ce5" office:value-type="string">
            <text:p>Rafael Martínez Estevez (Universidad de Pinar del Río)</text:p>
          </table:table-cell>
          <table:table-cell table:style-name="ce9" table:content-validation-name="val3" office:value-type="string">
            <text:p>Digital</text:p>
          </table:table-cell>
          <table:table-cell table:style-name="ce10" table:content-validation-name="val6" office:value-type="date" office:date-value="2014-01-21">
            <text:p>21/01/14</text:p>
          </table:table-cell>
          <table:table-cell table:style-name="ce12" table:content-validation-name="val9"/>
          <table:table-cell table:style-name="ce12" table:content-validation-name="val12"/>
          <table:table-cell table:style-name="ce15" table:content-validation-name="val14" office:value-type="string">
            <text:p>bueno, yo no he visto el greenstone funcionando alla, pero se que lo usan,</text:p>
            <text:p>no se si con todas sus potencialidades o no...de cualquier manera</text:p>
            <text:p>hablaremos con detalles cuando este por allá</text:p>
            <text:p/>
            <text:p>me sería de mucha ayuda si tienes mas informacion sobre carlos(cuando</text:p>
            <text:p>llega etc..), para poder planificar el viaje a la uclv, en dependencia de</text:p>
            <text:p>eso voy a estar mas o menos tiempo por allá....</text:p>
            <text:p>abrazos</text:p>
            <text:p/>
          </table:table-cell>
          <table:table-cell table:style-name="ce15" table:content-validation-name="val17"/>
          <table:table-cell table:number-columns-repeated="2"/>
        </table:table-row>
        <table:table-row table:style-name="ro1">
          <table:table-cell table:style-name="ce2" office:value-type="float" office:value="31">
            <text:p>31</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2">
            <text:p>32</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3">
            <text:p>33</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4">
            <text:p>34</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5">
            <text:p>35</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6">
            <text:p>36</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7">
            <text:p>37</text:p>
          </table:table-cell>
          <table:table-cell table:style-name="ce2" table:number-columns-repeated="2"/>
          <table:table-cell table:style-name="ce9" table:content-validation-name="val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table-cell table:style-name="ce2" office:value-type="float" office:value="38">
            <text:p>38</text:p>
          </table:table-cell>
          <table:table-cell table:number-columns-repeated="3"/>
          <table:table-cell table:style-name="ce10" table:content-validation-name="val6"/>
          <table:table-cell table:style-name="ce12" table:content-validation-name="val9"/>
          <table:table-cell table:style-name="ce12" table:content-validation-name="val12"/>
          <table:table-cell table:style-name="ce15" table:content-validation-name="val14"/>
          <table:table-cell table:style-name="ce15" table:content-validation-name="val17"/>
          <table:table-cell table:number-columns-repeated="2"/>
        </table:table-row>
        <table:table-row table:style-name="ro1" table:number-rows-repeated="1048531">
          <table:table-cell table:number-columns-repeated="11"/>
        </table:table-row>
        <table:table-row table:style-name="ro1">
          <table:table-cell table:number-columns-repeated="11"/>
        </table:table-row>
      </table:table>
      <table:named-expressions/>
      <table:database-ranges>
        <table:database-range table:name="__Anonymous_Sheet_DB__0" table:target-range-address="'Gestión de Clientes'.A1:'Gestión de Clientes'.C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Q</number:text>
      <number:number number:decimal-places="0" number:min-integer-digits="1" number:grouping="true"/>
      <number:text> </number:text>
    </number:number-style>
    <number:number-style style:name="N138">
      <number:text>(Q</number:text>
      <number:number number:decimal-places="0" number:min-integer-digits="1" number:grouping="true"/>
      <number:text>)</number:text>
      <style:map style:condition="value()&gt;=0" style:apply-style-name="N138P0"/>
    </number:number-style>
    <number:number-style style:name="N139P0" style:volatile="true">
      <number:text>Q</number:text>
      <number:number number:decimal-places="0" number:min-integer-digits="1" number:grouping="true"/>
      <number:text> </number:text>
    </number:number-style>
    <number:number-style style:name="N139">
      <style:text-properties fo:color="#ff0000"/>
      <number:text>(Q</number:text>
      <number:number number:decimal-places="0" number:min-integer-digits="1" number:grouping="true"/>
      <number:text>)</number:text>
      <style:map style:condition="value()&gt;=0" style:apply-style-name="N139P0"/>
    </number:number-style>
    <number:number-style style:name="N141P0" style:volatile="true">
      <number:text>Q</number:text>
      <number:number number:decimal-places="2" number:min-integer-digits="1" number:grouping="true"/>
      <number:text> </number:text>
    </number:number-style>
    <number:number-style style:name="N141">
      <number:text>(Q</number:text>
      <number:number number:decimal-places="2" number:min-integer-digits="1" number:grouping="true"/>
      <number:text>)</number:text>
      <style:map style:condition="value()&gt;=0" style:apply-style-name="N141P0"/>
    </number:number-style>
    <number:number-style style:name="N142P0" style:volatile="true">
      <number:text>Q</number:text>
      <number:number number:decimal-places="2" number:min-integer-digits="1" number:grouping="true"/>
      <number:text> </number:text>
    </number:number-style>
    <number:number-style style:name="N142">
      <style:text-properties fo:color="#ff0000"/>
      <number:text>(Q</number:text>
      <number:number number:decimal-places="2" number:min-integer-digits="1" number:grouping="true"/>
      <number:text>)</number:text>
      <style:map style:condition="value()&gt;=0" style:apply-style-name="N142P0"/>
    </number:number-style>
    <number:number-style style:name="N146P0" style:volatile="true">
      <number:text> Q</number:text>
      <number:number number:decimal-places="0" number:min-integer-digits="1" number:grouping="true"/>
      <number:text> </number:text>
    </number:number-style>
    <number:number-style style:name="N146P1" style:volatile="true">
      <number:text> Q(</number:text>
      <number:number number:decimal-places="0" number:min-integer-digits="1" number:grouping="true"/>
      <number:text>)</number:text>
    </number:number-style>
    <number:number-style style:name="N146P2" style:volatile="true">
      <number:text> Q-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Q</number:text>
      <number:number number:decimal-places="2" number:min-integer-digits="1" number:grouping="true"/>
      <number:text> </number:text>
    </number:number-style>
    <number:number-style style:name="N154P1" style:volatile="true">
      <number:text> Q(</number:text>
      <number:number number:decimal-places="2" number:min-integer-digits="1" number:grouping="true"/>
      <number:text>)</number:text>
    </number:number-style>
    <number:number-style style:name="N154P2" style:volatile="true">
      <number:text> Q-</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 (</number:text>
      <number:number number:decimal-places="2" number:min-integer-digits="1" number:grouping="true"/>
      <number:text>)</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number-style>
    <number:number-style style:name="N160">
      <number:text>-$</number:text>
      <number:number number:decimal-places="0" number:min-integer-digits="1" number:grouping="true"/>
      <style:map style:condition="value()&gt;=0" style:apply-style-name="N160P0"/>
    </number:number-style>
    <number:number-style style:name="N161P0" style:volatile="true">
      <number:text>$</number:text>
      <number:number number:decimal-places="0" number:min-integer-digits="1" number:grouping="true"/>
    </number:number-style>
    <number:number-style style:name="N161">
      <style:text-properties fo:color="#ff0000"/>
      <number:text>-$</number:text>
      <number:number number:decimal-places="0" number:min-integer-digits="1" number:grouping="true"/>
      <style:map style:condition="value()&gt;=0" style:apply-style-name="N161P0"/>
    </number:number-style>
    <number:number-style style:name="N163P0" style:volatile="true">
      <number:text>$</number:text>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number-style style:name="N168P0" style:volatile="true">
      <number:text> $</number:text>
      <number:number number:decimal-places="0" number:min-integer-digits="1" number:grouping="true"/>
      <number:text> </number:text>
    </number:number-style>
    <number:number-style style:name="N168P1" style:volatile="true">
      <number:text>-$</number:text>
      <number:number number:decimal-places="0" number:min-integer-digits="1" number:grouping="true"/>
      <number:text> </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number:text>
      <number:number number:decimal-places="2" number:min-integer-digits="1" number:grouping="true"/>
      <number:text> </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number number:decimal-places="2" number:min-integer-digits="1" number:grouping="true"/>
      <number:text> </number:text>
    </number:number-style>
    <number:number-style style:name="N176P1" style:volatile="true">
      <number:text>-</number:text>
      <number:number number:decimal-places="2" number:min-integer-digits="1" number:grouping="true"/>
      <number:text> </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Sí</number:text>
    </number:number-style>
    <number:number-style style:name="N178P1" style:volatile="true">
      <number:text>Sí</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Verdadero</number:text>
    </number:number-style>
    <number:number-style style:name="N180P1" style:volatile="true">
      <number:text>Verdadero</number:text>
    </number:number-style>
    <number:number-style style:name="N180">
      <number:text>Falso</number:text>
      <style:map style:condition="value()&gt;0" style:apply-style-name="N180P0"/>
      <style:map style:condition="value()&lt;0" style:apply-style-name="N180P1"/>
    </number:number-style>
    <number:number-style style:name="N182P0" style:volatile="true">
      <number:text>Activado</number:text>
    </number:number-style>
    <number:number-style style:name="N182P1" style:volatile="true">
      <number:text>Activado</number:text>
    </number:number-style>
    <number:number-style style:name="N182">
      <number:text>Desactivado</number:text>
      <style:map style:condition="value()&gt;0" style:apply-style-name="N182P0"/>
      <style:map style:condition="value()&lt;0" style:apply-style-name="N182P1"/>
    </number:number-style>
    <number:currency-style style:name="N184P0" style:volatile="true">
      <number:currency-symbol>€</number:currency-symbol>
      <number:text> </number:text>
      <number:number number:decimal-places="2" number:min-integer-digits="1" number:grouping="true"/>
      <number:text> </number:text>
    </number:currency-style>
    <number:currency-style style:name="N184">
      <style:text-properties fo:color="#ff0000"/>
      <number:text>(</number:text>
      <number:currency-symbol>€</number:currency-symbol>
      <number:text> </number:text>
      <number:number number:decimal-places="2" number:min-integer-digits="1" number:grouping="true"/>
      <number:text>)</number:text>
      <style:map style:condition="value()&gt;=0" style:apply-style-name="N18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3-10-19T16:00:08</meta:creation-date>
    <dc:date>2014-01-25T00:32:26</dc:date>
    <dc:creator>Abel Meneses Abad</dc:creator>
    <meta:editing-duration>PT3H59M</meta:editing-duration>
    <meta:editing-cycles>22</meta:editing-cycles>
    <meta:generator>LibreOffice/3.5$Linux_x86 LibreOffice_project/350m1$Build-2</meta:generator>
    <meta:document-statistic meta:table-count="1" meta:cell-count="241" meta:object-count="0"/>
  </office:meta>
</office:document-meta>
</file>